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2004057D6871B2C83FD.png" manifest:media-type="image/png"/>
  <manifest:file-entry manifest:full-path="Pictures/10000201000001E50000014EE09DD967CB74C6E0.png" manifest:media-type="image/png"/>
  <manifest:file-entry manifest:full-path="Pictures/10000000000000E1000000E1E8B87563A1C1AF84.png" manifest:media-type="image/png"/>
  <manifest:file-entry manifest:full-path="Pictures/10000201000001C4000001C48DBDF42599CD9134.png" manifest:media-type="image/png"/>
  <manifest:file-entry manifest:full-path="Pictures/10000201000001A2000000CE635FC85E4EBAB36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Mono1" svg:font-family="'Andale Mono'" style:font-pitch="fixed"/>
    <style:font-face style:name="Andale Mono" svg:font-family="'Andale Mono'" style:font-pitch="variable"/>
    <style:font-face style:name="Audiowide" svg:font-family="Audiowide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6b8791" draw:textarea-horizontal-align="justify" draw:textarea-vertical-align="middle" draw:auto-grow-height="false" fo:min-height="0.688cm" fo:min-width="6.813cm"/>
      <style:paragraph-properties style:writing-mode="lr-tb"/>
    </style:style>
    <style:style style:name="gr2" style:family="graphic" style:parent-style-name="standard">
      <style:graphic-properties svg:stroke-color="#000000" draw:fill-color="#6b8791" draw:textarea-horizontal-align="justify" draw:textarea-vertical-align="middle" draw:auto-grow-height="false" fo:min-height="0.705cm" fo:min-width="6.813cm"/>
      <style:paragraph-properties style:writing-mode="lr-tb"/>
    </style:style>
    <style:style style:name="gr3" style:family="graphic" style:parent-style-name="standard">
      <style:graphic-properties svg:stroke-color="#000000" draw:fill-color="#dee7e5" draw:textarea-horizontal-align="justify" draw:textarea-vertical-align="middle" draw:auto-grow-height="false" fo:min-height="4.601cm" fo:min-width="7.92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5" style:family="graphic" style:parent-style-name="standard">
      <style:graphic-properties svg:stroke-color="#000000" draw:fill-color="#a0b7bf" draw:textarea-horizontal-align="justify" draw:textarea-vertical-align="middle" draw:auto-grow-height="false" fo:min-height="0.706cm" fo:min-width="6.814cm"/>
      <style:paragraph-properties style:writing-mode="lr-tb"/>
    </style:style>
    <style:style style:name="gr6" style:family="graphic" style:parent-style-name="standard">
      <style:graphic-properties svg:stroke-color="#000000" draw:fill-color="#6d8f9b" draw:textarea-horizontal-align="justify" draw:textarea-vertical-align="middle" draw:auto-grow-height="false" fo:min-height="0.706cm" fo:min-width="1.583cm"/>
      <style:paragraph-properties style:writing-mode="lr-tb"/>
    </style:style>
    <style:style style:name="gr7" style:family="graphic" style:parent-style-name="standard">
      <style:graphic-properties svg:stroke-color="#000000" draw:fill-color="#6d8f9b" draw:textarea-horizontal-align="justify" draw:textarea-vertical-align="middle" draw:auto-grow-height="false" fo:min-height="0.706cm" fo:min-width="0.431cm"/>
      <style:paragraph-properties style:writing-mode="lr-tb"/>
    </style:style>
    <style:style style:name="gr8" style:family="graphic" style:parent-style-name="standard">
      <style:graphic-properties svg:stroke-color="#000000" draw:fill-color="#6d8f9b" draw:textarea-horizontal-align="justify" draw:textarea-vertical-align="middle" draw:auto-grow-height="false" fo:min-height="0.706cm" fo:min-width="1.03cm"/>
      <style:paragraph-properties style:writing-mode="lr-tb"/>
    </style:style>
    <style:style style:name="gr9" style:family="graphic" style:parent-style-name="standard">
      <style:graphic-properties svg:stroke-color="#000000" draw:fill-color="#a0b7bf" draw:textarea-horizontal-align="justify" draw:textarea-vertical-align="middle" draw:auto-grow-height="false" fo:min-height="0.705cm" fo:min-width="6.814cm"/>
      <style:paragraph-properties style:writing-mode="lr-tb"/>
    </style:style>
    <style:style style:name="gr10" style:family="graphic" style:parent-style-name="standard">
      <style:graphic-properties svg:stroke-color="#000000" draw:fill-color="#b3cac7" draw:textarea-horizontal-align="justify" draw:textarea-vertical-align="middle" draw:auto-grow-height="false" fo:min-height="0.689cm" fo:min-width="6.813cm"/>
      <style:paragraph-properties style:writing-mode="lr-tb"/>
    </style:style>
    <style:style style:name="gr11" style:family="graphic" style:parent-style-name="standard">
      <style:graphic-properties svg:stroke-color="#000000" draw:fill-color="#b3cac7" draw:textarea-horizontal-align="justify" draw:textarea-vertical-align="middle" draw:auto-grow-height="false" fo:min-height="0.706cm" fo:min-width="6.813cm"/>
      <style:paragraph-properties style:writing-mode="lr-tb"/>
    </style:style>
    <style:style style:name="gr12" style:family="graphic" style:parent-style-name="standard">
      <style:graphic-properties draw:stroke="dash" draw:stroke-dash="Long_20_Dash" svg:stroke-width="0.035cm" svg:stroke-color="#000000" draw:marker-start-width="0.252cm" draw:marker-end-width="0.252cm" draw:fill="none" draw:textarea-horizontal-align="justify" draw:textarea-vertical-align="middle" draw:auto-grow-height="false" fo:min-height="9.969cm" fo:min-width="9.773cm" fo:padding-top="0.142cm" fo:padding-bottom="0.142cm" fo:padding-left="0.267cm" fo:padding-right="0.267cm"/>
    </style:style>
    <style:style style:name="gr13" style:family="graphic" style:parent-style-name="standard">
      <style:graphic-properties svg:stroke-color="#000000" draw:fill-color="#425a62" draw:textarea-horizontal-align="justify" draw:textarea-vertical-align="middle" draw:auto-grow-height="false" fo:min-height="0.706cm" fo:min-width="4.46cm"/>
      <style:paragraph-properties style:writing-mode="lr-tb"/>
    </style:style>
    <style:style style:name="gr14" style:family="graphic" style:parent-style-name="standard">
      <style:graphic-properties svg:stroke-color="#000000" draw:fill-color="#dee7e5" draw:textarea-horizontal-align="justify" draw:textarea-vertical-align="middle" draw:auto-grow-height="false" fo:min-height="0.706cm" fo:min-width="20.474cm"/>
      <style:paragraph-properties style:writing-mode="lr-tb"/>
    </style:style>
    <style:style style:name="gr15" style:family="graphic" style:parent-style-name="standard">
      <style:graphic-properties svg:stroke-color="#000000" draw:fill-color="#dee7e5" draw:textarea-horizontal-align="justify" draw:textarea-vertical-align="middle" draw:auto-grow-height="false" fo:min-height="0.644cm" fo:min-width="0.886cm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dash" draw:stroke-dash="Long_20_Dash" svg:stroke-width="0.035cm" svg:stroke-color="#000000" draw:marker-start-width="0.252cm" draw:marker-end-width="0.252cm" draw:fill="none" draw:textarea-horizontal-align="justify" draw:textarea-vertical-align="middle" draw:auto-grow-height="false" fo:min-height="9.969cm" fo:min-width="7.85cm" fo:padding-top="0.142cm" fo:padding-bottom="0.142cm" fo:padding-left="0.267cm" fo:padding-right="0.267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706cm" fo:min-width="2.55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20" style:family="graphic" style:parent-style-name="objectwithoutfill">
      <style:graphic-properties draw:stroke="dash" draw:stroke-dash="Long_20_Dash" svg:stroke-width="0.081cm" svg:stroke-color="#6d8f9b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577cm"/>
      <style:paragraph-properties style:writing-mode="lr-tb"/>
    </style:style>
    <style:style style:name="gr23" style:family="graphic" style:parent-style-name="standard">
      <style:graphic-properties svg:stroke-color="#000000" draw:fill-color="#6d8f9b" draw:textarea-horizontal-align="justify" draw:textarea-vertical-align="middle" draw:auto-grow-height="false" fo:min-height="0.706cm" fo:min-width="9.386cm"/>
      <style:paragraph-properties style:writing-mode="lr-tb"/>
    </style:style>
    <style:style style:name="gr24" style:family="graphic" style:parent-style-name="standard">
      <style:graphic-properties svg:stroke-color="#000000" draw:fill-color="#cbd1d0" draw:textarea-horizontal-align="justify" draw:textarea-vertical-align="middle" draw:auto-grow-height="false" fo:min-height="0.705cm" fo:min-width="13.002cm"/>
      <style:paragraph-properties style:writing-mode="lr-tb"/>
    </style:style>
    <style:style style:name="gr25" style:family="graphic" style:parent-style-name="standard">
      <style:graphic-properties draw:fill-color="#50938a" draw:textarea-horizontal-align="justify" draw:textarea-vertical-align="middle" draw:auto-grow-height="false" fo:min-height="0.098cm" fo:min-width="0.017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8" style:family="graphic" style:parent-style-name="standard">
      <style:graphic-properties svg:stroke-color="#000000" draw:fill-color="#a0b7bf" draw:textarea-horizontal-align="justify" draw:textarea-vertical-align="middle" draw:auto-grow-height="false" fo:min-height="0.706cm" fo:min-width="19.192cm"/>
      <style:paragraph-properties style:writing-mode="lr-tb"/>
    </style:style>
    <style:style style:name="gr29" style:family="graphic">
      <style:graphic-properties style:protect="size"/>
    </style:style>
    <style:style style:name="gr30" style:family="graphic" style:parent-style-name="standard">
      <style:graphic-properties svg:stroke-width="0.035cm" svg:stroke-color="#000000" draw:marker-start-width="0.252cm" draw:marker-end-width="0.252cm" draw:fill-color="#6d8f9b" draw:textarea-horizontal-align="justify" draw:textarea-vertical-align="middle" draw:auto-grow-height="false" fo:min-height="1.391cm" fo:min-width="3.067cm" fo:padding-top="0.142cm" fo:padding-bottom="0.142cm" fo:padding-left="0.267cm" fo:padding-right="0.267cm"/>
      <style:paragraph-properties style:writing-mode="lr-tb"/>
    </style:style>
    <style:style style:name="gr31" style:family="graphic" style:parent-style-name="standard">
      <style:graphic-properties svg:stroke-width="0.035cm" svg:stroke-color="#000000" draw:marker-start-width="0.252cm" draw:marker-end-width="0.252cm" draw:fill-color="#b3cac7" draw:textarea-horizontal-align="justify" draw:textarea-vertical-align="middle" draw:auto-grow-height="false" fo:min-height="1.357cm" fo:min-width="3.033cm" fo:padding-top="0.142cm" fo:padding-bottom="0.142cm" fo:padding-left="0.267cm" fo:padding-right="0.267cm"/>
      <style:paragraph-properties style:writing-mode="lr-tb"/>
    </style:style>
    <style:style style:name="gr32" style:family="graphic" style:parent-style-name="standard">
      <style:graphic-properties svg:stroke-width="0.035cm" svg:stroke-color="#000000" draw:marker-start-width="0.252cm" draw:marker-end-width="0.252cm" draw:fill-color="#6d8f9b" draw:textarea-horizontal-align="justify" draw:textarea-vertical-align="middle" draw:auto-grow-height="false" fo:min-height="1.357cm" fo:min-width="3.033cm" fo:padding-top="0.142cm" fo:padding-bottom="0.142cm" fo:padding-left="0.267cm" fo:padding-right="0.267cm"/>
      <style:paragraph-properties style:writing-mode="lr-tb"/>
    </style:style>
    <style:style style:name="gr33" style:family="graphic" style:parent-style-name="standard">
      <style:graphic-properties svg:stroke-width="0.035cm" svg:stroke-color="#000000" draw:marker-start-width="0.252cm" draw:marker-end-width="0.252cm" draw:fill-color="#6d8f9b" draw:textarea-horizontal-align="justify" draw:textarea-vertical-align="middle" draw:auto-grow-height="false" fo:min-height="0.653cm" fo:min-width="1.914cm" fo:padding-top="0.142cm" fo:padding-bottom="0.142cm" fo:padding-left="0.267cm" fo:padding-right="0.267cm"/>
      <style:paragraph-properties style:writing-mode="lr-tb"/>
    </style:style>
    <style:style style:name="gr34" style:family="graphic" style:parent-style-name="standard">
      <style:graphic-properties svg:stroke-width="0.035cm" svg:stroke-color="#000000" draw:marker-start-width="0.252cm" draw:marker-end-width="0.252cm" draw:fill-color="#b3cac7" draw:textarea-horizontal-align="justify" draw:textarea-vertical-align="middle" draw:auto-grow-height="false" fo:min-height="0.653cm" fo:min-width="1.914cm" fo:padding-top="0.142cm" fo:padding-bottom="0.142cm" fo:padding-left="0.267cm" fo:padding-right="0.267cm"/>
      <style:paragraph-properties style:writing-mode="lr-tb"/>
    </style:style>
    <style:style style:name="gr35" style:family="graphic" style:parent-style-name="standard">
      <style:graphic-properties draw:stroke="dash" draw:stroke-dash="Long_20_Dash" svg:stroke-width="0.053cm" svg:stroke-color="#000000" draw:marker-start-width="0.279cm" draw:marker-end-width="0.279cm" draw:fill="none" draw:textarea-horizontal-align="justify" draw:textarea-vertical-align="middle" draw:auto-grow-height="false" fo:min-height="10.993cm" fo:min-width="18.178cm" fo:padding-top="0.151cm" fo:padding-bottom="0.151cm" fo:padding-left="0.276cm" fo:padding-right="0.276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317cm"/>
      <style:paragraph-properties style:writing-mode="lr-tb"/>
    </style:style>
    <style:style style:name="gr38" style:family="graphic" style:parent-style-name="standard">
      <style:graphic-properties svg:stroke-color="#000000" draw:fill-color="#dee7e5" draw:textarea-horizontal-align="justify" draw:textarea-vertical-align="middle" draw:auto-grow-height="false" fo:min-height="1.03cm" fo:min-width="14.227cm"/>
      <style:paragraph-properties style:writing-mode="lr-tb"/>
    </style:style>
    <style:style style:name="gr39" style:family="graphic" style:parent-style-name="standard">
      <style:graphic-properties svg:stroke-color="#000000" draw:fill-color="#a0b7bf" draw:textarea-horizontal-align="justify" draw:textarea-vertical-align="middle" draw:auto-grow-height="false" fo:min-height="2.398cm" fo:min-width="14.227cm"/>
      <style:paragraph-properties style:writing-mode="lr-tb"/>
    </style:style>
    <style:style style:name="gr40" style:family="graphic" style:parent-style-name="standard">
      <style:graphic-properties svg:stroke-color="#000000" draw:fill-color="#cbd1d0" draw:textarea-horizontal-align="justify" draw:textarea-vertical-align="middle" draw:auto-grow-height="false" fo:min-height="1.051cm" fo:min-width="6.917cm"/>
      <style:paragraph-properties style:writing-mode="lr-tb"/>
    </style:style>
    <style:style style:name="gr41" style:family="graphic" style:parent-style-name="standard">
      <style:graphic-properties svg:stroke-color="#000000" draw:fill-color="#50695e" draw:textarea-horizontal-align="justify" draw:textarea-vertical-align="middle" draw:auto-grow-height="false" fo:min-height="1.124cm" fo:min-width="11.135cm"/>
      <style:paragraph-properties style:writing-mode="lr-tb"/>
    </style:style>
    <style:style style:name="gr42" style:family="graphic" style:parent-style-name="standard">
      <style:graphic-properties svg:stroke-color="#000000" draw:fill-color="#6b8791" draw:textarea-horizontal-align="justify" draw:textarea-vertical-align="middle" draw:auto-grow-height="false" fo:min-height="1.027cm" fo:min-width="4.105cm"/>
      <style:paragraph-properties style:writing-mode="lr-tb"/>
    </style:style>
    <style:style style:name="gr43" style:family="graphic" style:parent-style-name="standard">
      <style:graphic-properties svg:stroke-color="#000000" draw:fill-color="#425a62" draw:textarea-horizontal-align="justify" draw:textarea-vertical-align="middle" draw:auto-grow-height="false" fo:min-height="1.325cm" fo:min-width="11.135cm"/>
      <style:paragraph-properties style:writing-mode="lr-tb"/>
    </style:style>
    <style:style style:name="gr44" style:family="graphic" style:parent-style-name="standard">
      <style:graphic-properties svg:stroke-color="#000000" draw:fill-color="#6b8791" draw:textarea-horizontal-align="justify" draw:textarea-vertical-align="middle" draw:auto-grow-height="false" fo:min-height="1.027cm" fo:min-width="4.104cm"/>
      <style:paragraph-properties style:writing-mode="lr-tb"/>
    </style:style>
    <style:style style:name="gr45" style:family="graphic" style:parent-style-name="standard">
      <style:graphic-properties svg:stroke-color="#000000" draw:fill-color="#425a62" draw:textarea-horizontal-align="justify" draw:textarea-vertical-align="middle" draw:auto-grow-height="false" fo:min-height="1.027cm" fo:min-width="3.072cm"/>
      <style:paragraph-properties style:writing-mode="lr-tb"/>
    </style:style>
    <style:style style:name="gr46" style:family="graphic" style:parent-style-name="standard">
      <style:graphic-properties svg:stroke-color="#000000" draw:fill-color="#425a62" draw:textarea-horizontal-align="justify" draw:textarea-vertical-align="middle" draw:auto-grow-height="false" fo:min-height="1.027cm" fo:min-width="3.456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8" style:family="graphic" style:parent-style-name="standard">
      <style:graphic-properties draw:stroke="none" draw:fill-color="#a0b7bf" draw:textarea-horizontal-align="justify" draw:textarea-vertical-align="middle" draw:auto-grow-height="false" fo:min-height="3.792cm" fo:min-width="3.565cm"/>
      <style:paragraph-properties style:writing-mode="lr-tb"/>
    </style:style>
    <style:style style:name="gr49" style:family="graphic" style:parent-style-name="standard">
      <style:graphic-properties draw:stroke="none" draw:fill-color="#a0b7bf" draw:textarea-horizontal-align="justify" draw:textarea-vertical-align="middle" draw:auto-grow-height="false" fo:min-height="2.253cm" fo:min-width="2.026cm"/>
      <style:paragraph-properties style:writing-mode="lr-tb"/>
    </style:style>
    <style:style style:name="gr50" style:family="graphic" style:parent-style-name="standard">
      <style:graphic-properties draw:stroke="none" svg:stroke-color="#425a62" draw:fill-color="#425a62" draw:textarea-horizontal-align="justify" draw:textarea-vertical-align="middle" draw:auto-grow-height="false" fo:min-height="1.097cm" fo:min-width="7.847cm"/>
      <style:paragraph-properties style:writing-mode="lr-tb"/>
    </style:style>
    <style:style style:name="gr51" style:family="graphic" style:parent-style-name="standard">
      <style:graphic-properties draw:stroke="none" svg:stroke-color="#6b8791" draw:fill-color="#6b8791" draw:textarea-horizontal-align="justify" draw:textarea-vertical-align="middle" draw:auto-grow-height="false" fo:min-height="0.376cm" fo:min-width="16.434cm"/>
      <style:paragraph-properties style:writing-mode="lr-tb"/>
    </style:style>
    <style:style style:name="gr52" style:family="graphic" style:parent-style-name="standard">
      <style:graphic-properties draw:stroke="none" draw:fill-color="#cbd1d0" draw:textarea-horizontal-align="justify" draw:textarea-vertical-align="middle" draw:auto-grow-height="false" fo:min-height="0.376cm" fo:min-width="16.434cm"/>
      <style:paragraph-properties style:writing-mode="lr-tb"/>
    </style:style>
    <style:style style:name="gr53" style:family="graphic" style:parent-style-name="standard">
      <style:graphic-properties draw:stroke="none" draw:fill-color="#dee7e5" draw:textarea-horizontal-align="justify" draw:textarea-vertical-align="middle" draw:auto-grow-height="false" fo:min-height="6.348cm" fo:min-width="1.575cm"/>
      <style:paragraph-properties style:writing-mode="lr-tb"/>
    </style:style>
    <style:style style:name="gr54" style:family="graphic" style:parent-style-name="standard">
      <style:graphic-properties draw:stroke="none" draw:fill-color="#a0b7bf" draw:textarea-horizontal-align="justify" draw:textarea-vertical-align="middle" draw:auto-grow-height="false" fo:min-height="1.736cm" fo:min-width="1.605cm"/>
      <style:paragraph-properties style:writing-mode="lr-tb"/>
    </style:style>
    <style:style style:name="gr55" style:family="graphic" style:parent-style-name="standard">
      <style:graphic-properties draw:stroke="none" draw:fill-color="#6b8791" draw:textarea-horizontal-align="justify" draw:textarea-vertical-align="middle" draw:auto-grow-height="false" fo:min-height="6.089cm" fo:min-width="2.567cm"/>
      <style:paragraph-properties style:writing-mode="lr-tb"/>
    </style:style>
    <style:style style:name="gr56" style:family="graphic" style:parent-style-name="standard">
      <style:graphic-properties draw:stroke="none" draw:fill-color="#dee7e5" draw:textarea-horizontal-align="justify" draw:textarea-vertical-align="middle" draw:auto-grow-height="false" fo:min-height="2.928cm" fo:min-width="1.235cm"/>
      <style:paragraph-properties style:writing-mode="lr-tb"/>
    </style:style>
    <style:style style:name="gr57" style:family="graphic" style:parent-style-name="standard">
      <style:graphic-properties draw:stroke="none" draw:fill-color="#a0b7bf" draw:textarea-horizontal-align="justify" draw:textarea-vertical-align="middle" draw:auto-grow-height="false" fo:min-height="2.909cm" fo:min-width="3.088cm"/>
      <style:paragraph-properties style:writing-mode="lr-tb"/>
    </style:style>
    <style:style style:name="gr58" style:family="graphic" style:parent-style-name="objectwithoutfill">
      <style:graphic-properties svg:stroke-width="0.053cm" svg:stroke-color="#000000" draw:marker-start="Arrowheads_20_1" draw:marker-start-width="0.379cm" draw:marker-end="Arrowheads_20_2" draw:marker-end-width="0.379cm" draw:fill="none" draw:textarea-vertical-align="middle" fo:padding-top="0.151cm" fo:padding-bottom="0.151cm" fo:padding-left="0.276cm" fo:padding-right="0.276cm"/>
    </style:style>
    <style:style style:name="gr59" style:family="graphic" style:parent-style-name="standard">
      <style:graphic-properties draw:stroke="none" draw:fill-color="#425a62" draw:textarea-horizontal-align="justify" draw:textarea-vertical-align="middle" draw:auto-grow-height="false" fo:min-height="1.388cm" fo:min-width="0.258cm"/>
    </style:style>
    <style:style style:name="gr60" style:family="graphic" style:parent-style-name="standard">
      <style:graphic-properties draw:stroke="dash" draw:stroke-dash="Long_20_Dash" svg:stroke-width="0.106cm" svg:stroke-color="#6d8f9b" draw:marker-start-width="0.359cm" draw:marker-end-width="0.359cm" draw:fill="none" draw:textarea-horizontal-align="justify" draw:textarea-vertical-align="middle" draw:auto-grow-height="false" fo:min-height="13.268cm" fo:min-width="11.117cm" fo:padding-top="0.178cm" fo:padding-bottom="0.178cm" fo:padding-left="0.303cm" fo:padding-right="0.303cm"/>
    </style:style>
    <style:style style:name="gr61" style:family="graphic" style:parent-style-name="standard">
      <style:graphic-properties svg:stroke-color="#000000" draw:fill-color="#dee7e5" draw:textarea-horizontal-align="justify" draw:textarea-vertical-align="middle" draw:auto-grow-height="false" fo:min-height="1.514cm" fo:min-width="1.298cm"/>
      <style:paragraph-properties style:writing-mode="lr-tb"/>
    </style:style>
    <style:style style:name="gr62" style:family="graphic" style:parent-style-name="standard">
      <style:graphic-properties svg:stroke-color="#000000" draw:fill-color="#dee7e5" draw:textarea-horizontal-align="justify" draw:textarea-vertical-align="middle" draw:auto-grow-height="false" fo:min-height="2.723cm" fo:min-width="2.58cm"/>
    </style:style>
    <style:style style:name="gr63" style:family="graphic" style:parent-style-name="standard">
      <style:graphic-properties draw:stroke="dash" draw:stroke-dash="Long_20_Dash" svg:stroke-color="#000000" draw:fill="solid" draw:fill-color="#ffffff" draw:textarea-horizontal-align="justify" draw:textarea-vertical-align="middle" draw:auto-grow-height="false" fo:min-height="2.52cm" fo:min-width="2.085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  <style:paragraph-properties style:writing-mode="lr-tb"/>
    </style:style>
    <style:style style:name="gr65" style:family="graphic" style:parent-style-name="standard">
      <style:graphic-properties svg:stroke-color="#3465a4" draw:fill-color="#6d8f9b" draw:textarea-horizontal-align="justify" draw:textarea-vertical-align="middle" draw:auto-grow-height="false" fo:min-height="0.387cm" fo:min-width="1.311cm"/>
    </style:style>
    <style:style style:name="gr66" style:family="graphic" style:parent-style-name="standard">
      <style:graphic-properties svg:stroke-color="#000000" draw:fill-color="#81aca6" draw:textarea-horizontal-align="justify" draw:textarea-vertical-align="middle" draw:auto-grow-height="false" fo:min-height="0.234cm" fo:min-width="0.352cm"/>
    </style:style>
    <style:style style:name="gr67" style:family="graphic" style:parent-style-name="objectwithoutfill">
      <style:graphic-properties svg:stroke-color="#000000" draw:marker-end="Arrowheads_20_3" draw:marker-end-width="0.3cm" draw:fill="none" draw:textarea-vertical-align="middle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0.469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055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0.671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889cm"/>
      <style:paragraph-properties style:writing-mode="lr-tb"/>
    </style:style>
    <style:style style:name="gr73" style:family="graphic" style:parent-style-name="standard">
      <style:graphic-properties svg:stroke-color="#000000" draw:fill-color="#b3cac7" draw:textarea-horizontal-align="justify" draw:textarea-vertical-align="middle" draw:auto-grow-height="false" fo:min-height="0.818cm" fo:min-width="0.071cm"/>
      <style:paragraph-properties style:writing-mode="lr-tb"/>
    </style:style>
    <style:style style:name="gr74" style:family="graphic" style:parent-style-name="standard">
      <style:graphic-properties svg:stroke-color="#000000" draw:fill-color="#b3cac7" draw:textarea-horizontal-align="justify" draw:textarea-vertical-align="middle" draw:auto-grow-height="false" fo:min-height="0.818cm" fo:min-width="0.071cm"/>
    </style:style>
    <style:style style:name="gr75" style:family="graphic" style:parent-style-name="objectwithoutfill">
      <style:graphic-properties draw:marker-end="Arrowheads_20_5" draw:marker-end-width="0.3cm" draw:fill="none" draw:textarea-vertical-align="middle"/>
    </style:style>
    <style:style style:name="gr76" style:family="graphic" style:parent-style-name="objectwithoutfill">
      <style:graphic-properties svg:stroke-color="#000000" draw:marker-end="Arrowheads_20_7" draw:marker-end-width="0.3cm" draw:fill="none" draw:textarea-vertical-align="middle"/>
    </style:style>
    <style:style style:name="gr77" style:family="graphic" style:parent-style-name="objectwithoutfill">
      <style:graphic-properties svg:stroke-color="#000000" draw:marker-end="Arrowheads_20_8" draw:marker-end-width="0.3cm" draw:fill="none" draw:textarea-vertical-align="middle"/>
    </style:style>
    <style:style style:name="gr78" style:family="graphic" style:parent-style-name="objectwithoutfill">
      <style:graphic-properties svg:stroke-color="#000000" draw:marker-end="Arrowheads_20_11" draw:marker-end-width="0.3cm" draw:fill="none" draw:textarea-vertical-align="middle"/>
    </style:style>
    <style:style style:name="gr79" style:family="graphic" style:parent-style-name="objectwithoutfill">
      <style:graphic-properties svg:stroke-color="#000000" draw:marker-end="Arrowheads_20_12" draw:marker-end-width="0.3cm" draw:fill="none" draw:textarea-vertical-align="middle"/>
    </style:style>
    <style:style style:name="gr80" style:family="graphic" style:parent-style-name="objectwithoutfill">
      <style:graphic-properties svg:stroke-color="#000000" draw:marker-end="Arrowheads_20_13" draw:marker-end-width="0.3cm" draw:fill="none" draw:textarea-vertical-align="middle"/>
    </style:style>
    <style:style style:name="gr81" style:family="graphic" style:parent-style-name="objectwithoutfill">
      <style:graphic-properties svg:stroke-color="#000000" draw:marker-end="Arrowheads_20_14" draw:marker-end-width="0.3cm" draw:fill="none" draw:textarea-vertical-align="middle"/>
    </style:style>
    <style:style style:name="gr82" style:family="graphic" style:parent-style-name="objectwithoutfill">
      <style:graphic-properties svg:stroke-color="#000000" draw:marker-end="Arrowheads_20_15" draw:marker-end-width="0.3cm" draw:fill="none" draw:textarea-vertical-align="middle"/>
    </style:style>
    <style:style style:name="gr83" style:family="graphic" style:parent-style-name="objectwithoutfill">
      <style:graphic-properties svg:stroke-color="#000000" draw:marker-end="Arrowheads_20_16" draw:marker-end-width="0.3cm" draw:fill="none" draw:textarea-vertical-align="middle"/>
    </style:style>
    <style:style style:name="gr84" style:family="graphic" style:parent-style-name="objectwithoutfill">
      <style:graphic-properties svg:stroke-width="0.053cm" svg:stroke-color="#000000" draw:marker-start-width="0.279cm" draw:marker-end="Arrowheads_20_17" draw:marker-end-width="0.379cm" draw:fill="none" draw:textarea-vertical-align="middle" fo:padding-top="0.151cm" fo:padding-bottom="0.151cm" fo:padding-left="0.276cm" fo:padding-right="0.276cm"/>
    </style:style>
    <style:style style:name="gr85" style:family="graphic" style:parent-style-name="objectwithoutfill">
      <style:graphic-properties svg:stroke-width="0.053cm" svg:stroke-color="#000000" draw:marker-start-width="0.279cm" draw:marker-end="Arrowheads_20_18" draw:marker-end-width="0.379cm" draw:fill="none" draw:textarea-vertical-align="middle" fo:padding-top="0.151cm" fo:padding-bottom="0.151cm" fo:padding-left="0.276cm" fo:padding-right="0.276cm"/>
    </style:style>
    <style:style style:name="gr86" style:family="graphic" style:parent-style-name="objectwithoutfill">
      <style:graphic-properties svg:stroke-width="0.053cm" svg:stroke-color="#000000" draw:marker-start-width="0.279cm" draw:marker-end="Arrowheads_20_19" draw:marker-end-width="0.379cm" draw:fill="none" draw:textarea-vertical-align="middle" fo:padding-top="0.151cm" fo:padding-bottom="0.151cm" fo:padding-left="0.276cm" fo:padding-right="0.276cm"/>
    </style:style>
    <style:style style:name="gr87" style:family="graphic" style:parent-style-name="objectwithoutfill">
      <style:graphic-properties svg:stroke-color="#000000" draw:fill="none" draw:textarea-vertical-align="middle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99cm"/>
      <style:paragraph-properties style:writing-mode="lr-tb"/>
    </style:style>
    <style:style style:name="gr89" style:family="graphic" style:parent-style-name="standard">
      <style:graphic-properties draw:stroke="none" svg:stroke-color="#6b8791" draw:fill="solid" draw:fill-color="#355269" draw:textarea-horizontal-align="justify" draw:textarea-vertical-align="middle" draw:auto-grow-height="false" fo:min-height="0cm" fo:min-width="16.034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1" style:family="graphic" style:parent-style-name="standard">
      <style:graphic-properties draw:stroke="none" svg:stroke-color="#000000" draw:fill-color="#6b8791" draw:textarea-horizontal-align="justify" draw:textarea-vertical-align="middle" draw:auto-grow-height="false" fo:min-height="0.947cm" fo:min-width="1.513cm"/>
    </style:style>
    <style:style style:name="gr92" style:family="graphic" style:parent-style-name="standard">
      <style:graphic-properties draw:stroke="none" svg:stroke-color="#000000" draw:fill-color="#6b8791" draw:textarea-horizontal-align="justify" draw:textarea-vertical-align="middle" draw:auto-grow-height="false" fo:min-height="0.54cm" fo:min-width="1.059cm"/>
    </style:style>
    <style:style style:name="gr93" style:family="graphic" style:parent-style-name="standard">
      <style:graphic-properties draw:stroke="none" svg:stroke-color="#000000" draw:fill-color="#6b8791" draw:textarea-horizontal-align="justify" draw:textarea-vertical-align="middle" draw:auto-grow-height="false" fo:min-height="0.836cm" fo:min-width="1.475cm"/>
    </style:style>
    <style:style style:name="gr94" style:family="graphic" style:parent-style-name="standard">
      <style:graphic-properties draw:stroke="none" svg:stroke-color="#000000" draw:fill-color="#6b8791" draw:textarea-horizontal-align="justify" draw:textarea-vertical-align="middle" draw:auto-grow-height="false" fo:min-height="0.353cm" fo:min-width="0.402cm"/>
    </style:style>
    <style:style style:name="gr95" style:family="graphic" style:parent-style-name="standard">
      <style:graphic-properties draw:stroke="none" svg:stroke-color="#000000" draw:fill-color="#6b8791" draw:textarea-horizontal-align="justify" draw:textarea-vertical-align="middle" draw:auto-grow-height="false" fo:min-height="0.727cm" fo:min-width="1.262cm"/>
    </style:style>
    <style:style style:name="gr96" style:family="graphic" style:parent-style-name="objectwithoutfill">
      <style:graphic-properties svg:stroke-width="0.053cm" svg:stroke-color="#ffff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7" style:family="graphic" style:parent-style-name="standard">
      <style:graphic-properties draw:stroke="none" svg:stroke-color="#000000" draw:fill="none" draw:fill-color="#ffffff" draw:auto-grow-height="true" draw:auto-grow-width="false" fo:max-height="0cm" fo:min-height="0.276cm"/>
      <style:paragraph-properties style:writing-mode="lr-tb"/>
    </style:style>
    <style:style style:name="gr98" style:family="graphic" style:parent-style-name="standard">
      <style:graphic-properties draw:stroke="none" svg:stroke-color="#6b8791" draw:fill="solid" draw:fill-color="#6b8791" draw:textarea-horizontal-align="justify" draw:textarea-vertical-align="middle" draw:auto-grow-height="false" fo:min-height="0cm" fo:min-width="16.034cm"/>
      <style:paragraph-properties style:writing-mode="lr-tb"/>
    </style:style>
    <style:style style:name="gr99" style:family="graphic" style:parent-style-name="standard">
      <style:graphic-properties draw:stroke="none" svg:stroke-color="#000000" draw:fill-color="#b3cac7" draw:textarea-horizontal-align="justify" draw:textarea-vertical-align="middle" draw:auto-grow-height="false" fo:min-height="0.947cm" fo:min-width="1.513cm"/>
    </style:style>
    <style:style style:name="gr100" style:family="graphic" style:parent-style-name="standard">
      <style:graphic-properties draw:stroke="none" svg:stroke-color="#000000" draw:fill-color="#b3cac7" draw:textarea-horizontal-align="justify" draw:textarea-vertical-align="middle" draw:auto-grow-height="false" fo:min-height="0.54cm" fo:min-width="1.059cm"/>
    </style:style>
    <style:style style:name="gr101" style:family="graphic" style:parent-style-name="standard">
      <style:graphic-properties draw:stroke="none" svg:stroke-color="#000000" draw:fill-color="#b3cac7" draw:textarea-horizontal-align="justify" draw:textarea-vertical-align="middle" draw:auto-grow-height="false" fo:min-height="0.836cm" fo:min-width="1.475cm"/>
    </style:style>
    <style:style style:name="gr102" style:family="graphic" style:parent-style-name="standard">
      <style:graphic-properties draw:stroke="none" svg:stroke-color="#000000" draw:fill-color="#b3cac7" draw:textarea-horizontal-align="justify" draw:textarea-vertical-align="middle" draw:auto-grow-height="false" fo:min-height="0.353cm" fo:min-width="0.402cm"/>
    </style:style>
    <style:style style:name="gr103" style:family="graphic" style:parent-style-name="standard">
      <style:graphic-properties draw:stroke="none" svg:stroke-color="#000000" draw:fill-color="#b3cac7" draw:textarea-horizontal-align="justify" draw:textarea-vertical-align="middle" draw:auto-grow-height="false" fo:min-height="0.727cm" fo:min-width="1.262cm"/>
    </style:style>
    <style:style style:name="gr104" style:family="graphic" style:parent-style-name="standard">
      <style:graphic-properties draw:stroke="none" draw:fill-color="#355269" draw:textarea-horizontal-align="justify" draw:textarea-vertical-align="middle" draw:auto-grow-height="false" fo:min-height="0.485cm" fo:min-width="0cm"/>
      <style:paragraph-properties style:writing-mode="lr-tb"/>
    </style:style>
    <style:style style:name="gr105" style:family="graphic" style:parent-style-name="standard">
      <style:graphic-properties draw:stroke="none" draw:fill="none" fo:min-height="0.24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auto-grow-height="true" draw:auto-grow-width="false" fo:max-height="0cm" fo:min-height="0.543cm"/>
      <style:paragraph-properties style:writing-mode="lr-tb"/>
    </style:style>
    <style:style style:name="gr107" style:family="graphic" style:parent-style-name="standard">
      <style:graphic-properties draw:stroke="none" svg:stroke-color="#6b8791" draw:fill="solid" draw:fill-color="#b3cac7" draw:textarea-horizontal-align="justify" draw:textarea-vertical-align="middle" draw:auto-grow-height="false" fo:min-height="0cm" fo:min-width="16.034cm"/>
      <style:paragraph-properties style:writing-mode="lr-tb"/>
    </style:style>
    <style:style style:name="gr108" style:family="graphic" style:parent-style-name="standard">
      <style:graphic-properties draw:stroke="none" draw:fill="none" fo:min-height="1.085cm"/>
      <style:paragraph-properties style:writing-mode="lr-tb"/>
    </style:style>
    <style:style style:name="gr109" style:family="graphic" style:parent-style-name="standard">
      <style:graphic-properties draw:stroke="none" svg:stroke-color="#000000" draw:fill-color="#95a8a5" draw:textarea-horizontal-align="justify" draw:textarea-vertical-align="middle" draw:auto-grow-height="false" fo:min-height="0.947cm" fo:min-width="1.513cm"/>
    </style:style>
    <style:style style:name="gr110" style:family="graphic" style:parent-style-name="standard">
      <style:graphic-properties draw:stroke="none" svg:stroke-color="#000000" draw:fill-color="#95a8a5" draw:textarea-horizontal-align="justify" draw:textarea-vertical-align="middle" draw:auto-grow-height="false" fo:min-height="0.54cm" fo:min-width="1.059cm"/>
    </style:style>
    <style:style style:name="gr111" style:family="graphic" style:parent-style-name="standard">
      <style:graphic-properties draw:stroke="none" svg:stroke-color="#000000" draw:fill-color="#95a8a5" draw:textarea-horizontal-align="justify" draw:textarea-vertical-align="middle" draw:auto-grow-height="false" fo:min-height="0.836cm" fo:min-width="1.475cm"/>
    </style:style>
    <style:style style:name="gr112" style:family="graphic" style:parent-style-name="standard">
      <style:graphic-properties draw:stroke="none" svg:stroke-color="#000000" draw:fill-color="#95a8a5" draw:textarea-horizontal-align="justify" draw:textarea-vertical-align="middle" draw:auto-grow-height="false" fo:min-height="0.353cm" fo:min-width="0.402cm"/>
    </style:style>
    <style:style style:name="gr113" style:family="graphic" style:parent-style-name="standard">
      <style:graphic-properties draw:stroke="none" svg:stroke-color="#000000" draw:fill-color="#95a8a5" draw:textarea-horizontal-align="justify" draw:textarea-vertical-align="middle" draw:auto-grow-height="false" fo:min-height="0.727cm" fo:min-width="1.262cm"/>
    </style:style>
    <style:style style:name="gr114" style:family="graphic" style:parent-style-name="standard">
      <style:graphic-properties draw:stroke="none" draw:fill-color="#b3cac7" draw:textarea-horizontal-align="justify" draw:textarea-vertical-align="middle" draw:auto-grow-height="false" fo:min-height="0.213cm" fo:min-width="0.212cm"/>
      <style:paragraph-properties style:writing-mode="lr-tb"/>
    </style:style>
    <style:style style:name="gr115" style:family="graphic" style:parent-style-name="standard">
      <style:graphic-properties draw:stroke="none" svg:stroke-color="#6b8791" draw:fill="solid" draw:fill-color="#dee7e5" draw:textarea-horizontal-align="justify" draw:textarea-vertical-align="middle" draw:auto-grow-height="false" fo:min-height="0cm" fo:min-width="16.034cm"/>
      <style:paragraph-properties style:writing-mode="lr-tb"/>
    </style:style>
    <style:style style:name="gr116" style:family="graphic" style:parent-style-name="standard">
      <style:graphic-properties draw:stroke="none" draw:fill="none" fo:min-height="0.669cm"/>
      <style:paragraph-properties style:writing-mode="lr-tb"/>
    </style:style>
    <style:style style:name="gr117" style:family="graphic" style:parent-style-name="standard">
      <style:graphic-properties draw:stroke="none" draw:fill-color="#67859d" draw:textarea-vertical-align="middle" draw:auto-grow-height="false" fo:min-height="0.166cm" fo:min-width="0.401cm"/>
      <style:paragraph-properties style:writing-mode="lr-tb"/>
    </style:style>
    <style:style style:name="gr118" style:family="graphic" style:parent-style-name="standard">
      <style:graphic-properties draw:stroke="none" svg:stroke-color="#000000" draw:fill="none" draw:fill-color="#ffffff" draw:auto-grow-height="true" draw:auto-grow-width="false" fo:max-height="0cm" fo:min-height="0.295cm"/>
      <style:paragraph-properties style:writing-mode="lr-tb"/>
    </style:style>
    <style:style style:name="gr119" style:family="graphic" style:parent-style-name="standard">
      <style:graphic-properties draw:stroke="none" svg:stroke-color="#000000" draw:fill="none" draw:fill-color="#ffffff" draw:auto-grow-height="true" draw:auto-grow-width="false" fo:max-height="0cm" fo:min-height="0.551cm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auto-grow-height="true" draw:auto-grow-width="false" fo:max-height="0cm" fo:min-height="0.405cm"/>
      <style:paragraph-properties style:writing-mode="lr-tb"/>
    </style:style>
    <style:style style:name="gr121" style:family="graphic" style:parent-style-name="standard">
      <style:graphic-properties svg:stroke-color="#000000" draw:fill-color="#dee7e5" draw:textarea-horizontal-align="justify" draw:textarea-vertical-align="middle" draw:auto-grow-height="false" fo:min-height="7.746cm" fo:min-width="2.449cm"/>
      <style:paragraph-properties style:writing-mode="lr-tb"/>
    </style:style>
    <style:style style:name="gr122" style:family="graphic" style:parent-style-name="standard">
      <style:graphic-properties svg:stroke-color="#000000" draw:fill-color="#b3cac7" draw:textarea-horizontal-align="justify" draw:textarea-vertical-align="middle" draw:auto-grow-height="false" fo:min-height="7.746cm" fo:min-width="2.449cm"/>
      <style:paragraph-properties style:writing-mode="lr-tb"/>
    </style:style>
    <style:style style:name="gr123" style:family="graphic" style:parent-style-name="standard">
      <style:graphic-properties svg:stroke-color="#000000" draw:fill-color="#95a8a5" draw:textarea-horizontal-align="justify" draw:textarea-vertical-align="middle" draw:auto-grow-height="false" fo:min-height="7.746cm" fo:min-width="2.449cm"/>
      <style:paragraph-properties style:writing-mode="lr-tb"/>
    </style:style>
    <style:style style:name="gr124" style:family="graphic" style:parent-style-name="standard">
      <style:graphic-properties svg:stroke-color="#000000" draw:fill-color="#73908c" draw:textarea-horizontal-align="justify" draw:textarea-vertical-align="middle" draw:auto-grow-height="false" fo:min-height="7.746cm" fo:min-width="2.449cm"/>
      <style:paragraph-properties style:writing-mode="lr-tb"/>
    </style:style>
    <style:style style:name="gr125" style:family="graphic" style:parent-style-name="standard">
      <style:graphic-properties svg:stroke-color="#000000" draw:fill-color="#67859d" draw:textarea-horizontal-align="justify" draw:textarea-vertical-align="middle" draw:auto-grow-height="false" fo:min-height="7.746cm" fo:min-width="2.449cm"/>
      <style:paragraph-properties style:writing-mode="lr-tb"/>
    </style:style>
    <style:style style:name="gr126" style:family="graphic" style:parent-style-name="standard">
      <style:graphic-properties svg:stroke-color="#000000" draw:fill-color="#3465a4" draw:textarea-horizontal-align="justify" draw:textarea-vertical-align="middle" draw:auto-grow-height="false" fo:min-height="7.746cm" fo:min-width="2.449cm"/>
      <style:paragraph-properties style:writing-mode="lr-tb"/>
    </style:style>
    <style:style style:name="gr127" style:family="graphic" style:parent-style-name="standard">
      <style:graphic-properties svg:stroke-color="#000000" draw:fill-color="#0f51a5" draw:textarea-horizontal-align="justify" draw:textarea-vertical-align="middle" draw:auto-grow-height="false" fo:min-height="7.746cm" fo:min-width="2.449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 style:writing-mode="lr-tb"/>
      <style:text-properties fo:font-size="10pt"/>
    </style:style>
    <style:style style:name="P2" style:family="paragraph">
      <loext:graphic-properties draw:fill-color="#6b8791"/>
      <style:paragraph-properties fo:text-align="center" style:writing-mode="lr-tb"/>
      <style:text-properties fo:font-size="10pt"/>
    </style:style>
    <style:style style:name="P3" style:family="paragraph">
      <loext:graphic-properties draw:fill-color="#dee7e5"/>
      <style:paragraph-properties fo:text-align="center" style:writing-mode="lr-tb"/>
      <style:text-properties fo:font-size="10pt"/>
    </style:style>
    <style:style style:name="P4" style:family="paragraph">
      <loext:graphic-properties draw:fill="none" draw:fill-color="#ffffff"/>
      <style:paragraph-properties style:writing-mode="lr-tb"/>
      <style:text-properties fo:font-size="14pt"/>
    </style:style>
    <style:style style:name="P5" style:family="paragraph">
      <loext:graphic-properties draw:fill-color="#a0b7bf"/>
      <style:paragraph-properties fo:text-align="center" style:writing-mode="lr-tb"/>
      <style:text-properties fo:font-size="10pt"/>
    </style:style>
    <style:style style:name="P6" style:family="paragraph">
      <loext:graphic-properties draw:fill-color="#6d8f9b"/>
      <style:paragraph-properties fo:text-align="center" style:writing-mode="lr-tb"/>
      <style:text-properties fo:font-size="10pt"/>
    </style:style>
    <style:style style:name="P7" style:family="paragraph">
      <loext:graphic-properties draw:fill-color="#b3cac7"/>
      <style:paragraph-properties fo:text-align="center" style:writing-mode="lr-tb"/>
      <style:text-properties fo:font-size="10pt"/>
    </style:style>
    <style:style style:name="P8" style:family="paragraph">
      <loext:graphic-properties draw:fill="none"/>
      <style:paragraph-properties fo:text-align="center"/>
      <style:text-properties fo:font-size="10pt"/>
    </style:style>
    <style:style style:name="P9" style:family="paragraph">
      <style:paragraph-properties fo:text-align="center" style:writing-mode="lr-tb"/>
      <style:text-properties fo:color="#ffffff" loext:opacity="100%" fo:font-size="10pt"/>
    </style:style>
    <style:style style:name="P10" style:family="paragraph">
      <loext:graphic-properties draw:fill-color="#425a62"/>
      <style:paragraph-properties fo:text-align="center" style:writing-mode="lr-tb"/>
      <style:text-properties fo:color="#ffffff" loext:opacity="100%" fo:font-size="10pt"/>
    </style:style>
    <style:style style:name="P11" style:family="paragraph">
      <loext:graphic-properties draw:fill-color="#dee7e5"/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 style:writing-mode="lr-tb"/>
      <style:text-properties fo:color="#000000" loext:opacity="100%" fo:font-size="10pt"/>
    </style:style>
    <style:style style:name="P14" style:family="paragraph">
      <loext:graphic-properties draw:fill-color="#ffffff"/>
      <style:paragraph-properties fo:text-align="center" style:writing-mode="lr-tb"/>
      <style:text-properties fo:color="#000000" loext:opacity="100%" fo:font-size="10pt"/>
    </style:style>
    <style:style style:name="P15" style:family="paragraph">
      <loext:graphic-properties draw:fill="none" draw:fill-color="#ffffff"/>
      <style:paragraph-properties style:writing-mode="lr-tb"/>
      <style:text-properties fo:color="#425a62" loext:opacity="100%" fo:font-size="10pt"/>
    </style:style>
    <style:style style:name="P16" style:family="paragraph">
      <loext:graphic-properties draw:fill="none" draw:fill-color="#ffffff"/>
      <style:paragraph-properties style:writing-mode="lr-tb"/>
      <style:text-properties fo:color="#6d8f9b" loext:opacity="100%" style:font-name="Andale Mono1" fo:font-size="10pt" fo:font-weight="normal"/>
    </style:style>
    <style:style style:name="P17" style:family="paragraph">
      <loext:graphic-properties draw:fill="none" draw:fill-color="#ffffff"/>
      <style:paragraph-properties style:writing-mode="lr-tb"/>
      <style:text-properties fo:color="#6d8f9b" loext:opacity="100%" fo:font-size="16pt"/>
    </style:style>
    <style:style style:name="P18" style:family="paragraph">
      <loext:graphic-properties draw:fill-color="#6d8f9b"/>
      <style:paragraph-properties fo:text-align="center" style:writing-mode="lr-tb"/>
      <style:text-properties fo:color="#ffffff" loext:opacity="100%" fo:font-size="10pt"/>
    </style:style>
    <style:style style:name="P19" style:family="paragraph">
      <style:paragraph-properties fo:text-align="center" style:writing-mode="lr-tb"/>
      <style:text-properties fo:font-size="14pt"/>
    </style:style>
    <style:style style:name="P20" style:family="paragraph">
      <loext:graphic-properties draw:fill-color="#cbd1d0"/>
      <style:paragraph-properties fo:text-align="center" style:writing-mode="lr-tb"/>
      <style:text-properties fo:font-size="14pt"/>
    </style:style>
    <style:style style:name="P21" style:family="paragraph">
      <loext:graphic-properties draw:fill-color="#50938a"/>
      <style:paragraph-properties fo:text-align="center"/>
    </style:style>
    <style:style style:name="P22" style:family="paragraph">
      <loext:graphic-properties draw:fill="none" draw:fill-color="#ffffff"/>
      <style:paragraph-properties style:writing-mode="lr-tb"/>
      <style:text-properties fo:font-size="10pt"/>
    </style:style>
    <style:style style:name="P23" style:family="paragraph">
      <loext:graphic-properties draw:fill="none" draw:fill-color="#ffffff"/>
      <style:paragraph-properties style:writing-mode="lr-tb"/>
      <style:text-properties fo:font-size="16pt"/>
    </style:style>
    <style:style style:name="P24" style:family="paragraph">
      <loext:graphic-properties draw:fill-color="#ffffff"/>
      <style:paragraph-properties style:writing-mode="lr-tb"/>
    </style:style>
    <style:style style:name="P25" style:family="paragraph">
      <style:paragraph-properties fo:text-align="center" style:writing-mode="lr-tb"/>
      <style:text-properties fo:color="#ffffff" loext:opacity="100%"/>
    </style:style>
    <style:style style:name="P26" style:family="paragraph">
      <loext:graphic-properties draw:fill-color="#6d8f9b"/>
      <style:paragraph-properties fo:text-align="center" style:writing-mode="lr-tb"/>
      <style:text-properties fo:color="#ffffff" loext:opacity="100%"/>
    </style:style>
    <style:style style:name="P27" style:family="paragraph">
      <style:paragraph-properties fo:text-align="center" style:writing-mode="lr-tb"/>
      <style:text-properties fo:color="#000000" loext:opacity="100%"/>
    </style:style>
    <style:style style:name="P28" style:family="paragraph">
      <loext:graphic-properties draw:fill-color="#b3cac7"/>
      <style:paragraph-properties fo:text-align="center" style:writing-mode="lr-tb"/>
      <style:text-properties fo:color="#000000" loext:opacity="100%"/>
    </style:style>
    <style:style style:name="P29" style:family="paragraph">
      <style:paragraph-properties fo:text-align="center" style:writing-mode="lr-tb"/>
      <style:text-properties fo:color="#ffffff" loext:opacity="100%" fo:font-size="14pt"/>
    </style:style>
    <style:style style:name="P30" style:family="paragraph">
      <loext:graphic-properties draw:fill-color="#6d8f9b"/>
      <style:paragraph-properties fo:text-align="center" style:writing-mode="lr-tb"/>
      <style:text-properties fo:color="#ffffff" loext:opacity="100%" fo:font-size="14pt"/>
    </style:style>
    <style:style style:name="P31" style:family="paragraph">
      <style:paragraph-properties fo:text-align="center" style:writing-mode="lr-tb"/>
      <style:text-properties fo:color="#ffffff" loext:opacity="100%" fo:font-size="12pt"/>
    </style:style>
    <style:style style:name="P32" style:family="paragraph">
      <loext:graphic-properties draw:fill-color="#6d8f9b"/>
      <style:paragraph-properties fo:text-align="center" style:writing-mode="lr-tb"/>
      <style:text-properties fo:color="#ffffff" loext:opacity="100%" fo:font-size="12pt"/>
    </style:style>
    <style:style style:name="P33" style:family="paragraph">
      <style:paragraph-properties fo:text-align="center" style:writing-mode="lr-tb"/>
      <style:text-properties fo:color="#000000" loext:opacity="100%" fo:font-size="12pt"/>
    </style:style>
    <style:style style:name="P34" style:family="paragraph">
      <loext:graphic-properties draw:fill-color="#b3cac7"/>
      <style:paragraph-properties fo:text-align="center" style:writing-mode="lr-tb"/>
      <style:text-properties fo:color="#000000" loext:opacity="100%" fo:font-size="12pt"/>
    </style:style>
    <style:style style:name="P35" style:family="paragraph">
      <style:paragraph-properties fo:text-align="center"/>
    </style:style>
    <style:style style:name="P36" style:family="paragraph">
      <loext:graphic-properties draw:fill="none" draw:fill-color="#ffffff"/>
      <style:paragraph-properties fo:text-align="center" style:writing-mode="lr-tb"/>
      <style:text-properties fo:color="#6d8f9b" loext:opacity="100%"/>
    </style:style>
    <style:style style:name="P37" style:family="paragraph">
      <loext:graphic-properties draw:fill="none" draw:fill-color="#ffffff"/>
      <style:paragraph-properties style:writing-mode="lr-tb"/>
      <style:text-properties fo:font-size="12pt"/>
    </style:style>
    <style:style style:name="P38" style:family="paragraph">
      <style:paragraph-properties fo:text-align="center" style:writing-mode="lr-tb"/>
      <style:text-properties fo:font-size="12pt"/>
    </style:style>
    <style:style style:name="P39" style:family="paragraph">
      <loext:graphic-properties draw:fill-color="#dee7e5"/>
      <style:paragraph-properties fo:text-align="center" style:writing-mode="lr-tb"/>
      <style:text-properties fo:font-size="12pt"/>
    </style:style>
    <style:style style:name="P40" style:family="paragraph">
      <loext:graphic-properties draw:fill-color="#a0b7bf"/>
      <style:paragraph-properties fo:text-align="center" style:writing-mode="lr-tb"/>
      <style:text-properties fo:font-size="12pt"/>
    </style:style>
    <style:style style:name="P41" style:family="paragraph">
      <loext:graphic-properties draw:fill-color="#cbd1d0"/>
      <style:paragraph-properties fo:text-align="center" style:writing-mode="lr-tb"/>
      <style:text-properties fo:font-size="12pt"/>
    </style:style>
    <style:style style:name="P42" style:family="paragraph">
      <style:paragraph-properties fo:text-align="center" style:writing-mode="lr-tb"/>
      <style:text-properties fo:color="#dee7e5" loext:opacity="100%" fo:font-size="12pt"/>
    </style:style>
    <style:style style:name="P43" style:family="paragraph">
      <loext:graphic-properties draw:fill-color="#50695e"/>
      <style:paragraph-properties fo:text-align="center" style:writing-mode="lr-tb"/>
      <style:text-properties fo:color="#dee7e5" loext:opacity="100%" fo:font-size="12pt"/>
    </style:style>
    <style:style style:name="P44" style:family="paragraph">
      <loext:graphic-properties draw:fill-color="#6b8791"/>
      <style:paragraph-properties fo:text-align="center" style:writing-mode="lr-tb"/>
      <style:text-properties fo:color="#dee7e5" loext:opacity="100%" fo:font-size="12pt"/>
    </style:style>
    <style:style style:name="P45" style:family="paragraph">
      <loext:graphic-properties draw:fill-color="#425a62"/>
      <style:paragraph-properties fo:text-align="center" style:writing-mode="lr-tb"/>
      <style:text-properties fo:color="#dee7e5" loext:opacity="100%" fo:font-size="12pt"/>
    </style:style>
    <style:style style:name="P46" style:family="paragraph">
      <loext:graphic-properties draw:fill="none" draw:fill-color="#ffffff"/>
      <style:paragraph-properties style:writing-mode="lr-tb"/>
    </style:style>
    <style:style style:name="P47" style:family="paragraph">
      <style:paragraph-properties fo:text-align="center" style:writing-mode="lr-tb"/>
    </style:style>
    <style:style style:name="P48" style:family="paragraph">
      <loext:graphic-properties draw:fill-color="#a0b7bf"/>
      <style:paragraph-properties fo:text-align="center" style:writing-mode="lr-tb"/>
    </style:style>
    <style:style style:name="P49" style:family="paragraph">
      <style:paragraph-properties fo:text-align="center" style:writing-mode="lr-tb"/>
      <style:text-properties fo:color="#dee7e5" loext:opacity="100%"/>
    </style:style>
    <style:style style:name="P50" style:family="paragraph">
      <loext:graphic-properties draw:fill-color="#425a62"/>
      <style:paragraph-properties fo:text-align="center" style:writing-mode="lr-tb"/>
      <style:text-properties fo:color="#dee7e5" loext:opacity="100%"/>
    </style:style>
    <style:style style:name="P51" style:family="paragraph">
      <loext:graphic-properties draw:fill-color="#6b8791"/>
      <style:paragraph-properties fo:text-align="center" style:writing-mode="lr-tb"/>
    </style:style>
    <style:style style:name="P52" style:family="paragraph">
      <loext:graphic-properties draw:fill-color="#cbd1d0"/>
      <style:paragraph-properties fo:text-align="center" style:writing-mode="lr-tb"/>
    </style:style>
    <style:style style:name="P53" style:family="paragraph">
      <loext:graphic-properties draw:fill="none" draw:fill-color="#ffffff"/>
      <style:paragraph-properties style:writing-mode="lr-tb"/>
      <style:text-properties fo:font-size="14pt" fo:font-style="italic"/>
    </style:style>
    <style:style style:name="P54" style:family="paragraph">
      <loext:graphic-properties draw:fill-color="#dee7e5"/>
      <style:paragraph-properties fo:text-align="center" style:writing-mode="lr-tb"/>
    </style:style>
    <style:style style:name="P55" style:family="paragraph">
      <loext:graphic-properties draw:fill-color="#425a62"/>
      <style:paragraph-properties fo:text-align="center"/>
    </style:style>
    <style:style style:name="P56" style:family="paragraph"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57" style:family="paragraph">
      <loext:graphic-properties draw:fill-color="#dee7e5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58" style:family="paragraph">
      <loext:graphic-properties draw:fill="solid" draw:fill-color="#ffffff"/>
      <style:paragraph-properties fo:text-align="center"/>
    </style:style>
    <style:style style:name="P59" style:family="paragraph">
      <loext:graphic-properties draw:fill="none" draw:fill-color="#ffffff"/>
      <style:paragraph-properties style:writing-mode="lr-tb"/>
      <style:text-properties fo:font-size="9pt"/>
    </style:style>
    <style:style style:name="P60" style:family="paragraph">
      <loext:graphic-properties draw:fill-color="#6d8f9b"/>
      <style:paragraph-properties fo:text-align="center"/>
    </style:style>
    <style:style style:name="P61" style:family="paragraph">
      <loext:graphic-properties draw:fill-color="#81aca6"/>
      <style:paragraph-properties fo:text-align="center"/>
    </style:style>
    <style:style style:name="P62" style:family="paragraph">
      <loext:graphic-properties draw:fill="none" draw:fill-color="#ffffff"/>
      <style:paragraph-properties style:writing-mode="lr-tb"/>
      <style:text-properties fo:font-size="10pt" fo:font-weight="bold"/>
    </style:style>
    <style:style style:name="P63" style:family="paragraph">
      <loext:graphic-properties draw:fill="none" draw:fill-color="#ffffff"/>
      <style:paragraph-properties style:writing-mode="lr-tb"/>
      <style:text-properties fo:font-size="9pt" style:text-underline-style="solid" style:text-underline-width="auto" style:text-underline-color="font-color" fo:font-weight="bold" style:font-size-asian="12pt" style:font-size-complex="12pt"/>
    </style:style>
    <style:style style:name="P64" style:family="paragraph">
      <loext:graphic-properties draw:fill="none" draw:fill-color="#ffffff"/>
      <style:paragraph-properties style:writing-mode="lr-tb"/>
      <style:text-properties fo:font-size="9pt" fo:font-weight="bold"/>
    </style:style>
    <style:style style:name="P65" style:family="paragraph">
      <loext:graphic-properties draw:fill="none" draw:fill-color="#ffffff"/>
      <style:paragraph-properties style:writing-mode="lr-tb"/>
      <style:text-properties fo:font-size="8pt"/>
    </style:style>
    <style:style style:name="P66" style:family="paragraph">
      <style:paragraph-properties fo:text-align="center" style:writing-mode="lr-tb"/>
      <style:text-properties fo:font-size="10pt" style:font-size-asian="10pt" style:font-size-complex="10pt"/>
    </style:style>
    <style:style style:name="P67" style:family="paragraph">
      <loext:graphic-properties draw:fill-color="#b3cac7"/>
      <style:paragraph-properties fo:text-align="center" style:writing-mode="lr-tb"/>
      <style:text-properties fo:font-size="10pt" style:font-size-asian="10pt" style:font-size-complex="10pt"/>
    </style:style>
    <style:style style:name="P68" style:family="paragraph">
      <loext:graphic-properties draw:fill-color="#b3cac7"/>
      <style:paragraph-properties fo:text-align="center"/>
    </style:style>
    <style:style style:name="P69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70" style:family="paragraph">
      <loext:graphic-properties draw:fill="solid" draw:fill-color="#355269"/>
      <style:paragraph-properties fo:text-align="center" style:writing-mode="lr-tb"/>
    </style:style>
    <style:style style:name="P71" style:family="paragraph">
      <loext:graphic-properties draw:fill="none" draw:fill-color="#ffffff"/>
      <style:paragraph-properties style:writing-mode="lr-tb"/>
      <style:text-properties fo:color="#dee7e5" loext:opacity="100%" style:font-name="Audiowide" fo:font-size="12pt"/>
    </style:style>
    <style:style style:name="P72" style:family="paragraph">
      <loext:graphic-properties draw:fill-color="#6b8791"/>
      <style:paragraph-properties fo:text-align="center"/>
    </style:style>
    <style:style style:name="P73" style:family="paragraph">
      <loext:graphic-properties draw:fill="none" draw:fill-color="#ffffff"/>
      <style:paragraph-properties style:writing-mode="lr-tb"/>
      <style:text-properties fo:color="#dee7e5" loext:opacity="100%" fo:font-size="7pt" style:font-size-asian="7pt" style:font-size-complex="7pt"/>
    </style:style>
    <style:style style:name="P74" style:family="paragraph">
      <loext:graphic-properties draw:fill="solid" draw:fill-color="#6b8791"/>
      <style:paragraph-properties fo:text-align="center" style:writing-mode="lr-tb"/>
    </style:style>
    <style:style style:name="P75" style:family="paragraph">
      <loext:graphic-properties draw:fill="none" draw:fill-color="#ffffff"/>
      <style:paragraph-properties style:writing-mode="lr-tb"/>
      <style:text-properties fo:color="#355269" loext:opacity="100%" fo:font-size="7pt" style:font-size-asian="7pt" style:font-size-complex="7pt"/>
    </style:style>
    <style:style style:name="P76" style:family="paragraph">
      <loext:graphic-properties draw:fill-color="#355269"/>
      <style:paragraph-properties fo:text-align="center" style:writing-mode="lr-tb"/>
      <style:text-properties fo:color="#b3cac7" loext:opacity="100%" fo:font-size="6pt" style:font-size-asian="6pt" style:font-size-complex="6pt"/>
    </style:style>
    <style:style style:name="P77" style:family="paragraph">
      <loext:graphic-properties draw:fill="none"/>
      <style:paragraph-properties style:writing-mode="lr-tb"/>
    </style:style>
    <style:style style:name="P78" style:family="paragraph">
      <loext:graphic-properties draw:fill="solid" draw:fill-color="#b3cac7"/>
      <style:paragraph-properties fo:text-align="center" style:writing-mode="lr-tb"/>
    </style:style>
    <style:style style:name="P79" style:family="paragraph">
      <loext:graphic-properties draw:fill="none"/>
      <style:paragraph-properties style:writing-mode="lr-tb"/>
      <style:text-properties fo:color="#81aca6" loext:opacity="100%"/>
    </style:style>
    <style:style style:name="P80" style:family="paragraph">
      <loext:graphic-properties draw:fill-color="#95a8a5"/>
      <style:paragraph-properties fo:text-align="center"/>
    </style:style>
    <style:style style:name="P81" style:family="paragraph">
      <style:paragraph-properties fo:text-align="center" style:writing-mode="lr-tb"/>
      <style:text-properties fo:font-size="7pt" style:font-size-asian="7pt" style:font-size-complex="7pt"/>
    </style:style>
    <style:style style:name="P82" style:family="paragraph">
      <loext:graphic-properties draw:fill-color="#b3cac7"/>
      <style:paragraph-properties fo:text-align="center" style:writing-mode="lr-tb"/>
      <style:text-properties fo:font-size="7pt" style:font-size-asian="7pt" style:font-size-complex="7pt"/>
    </style:style>
    <style:style style:name="P83" style:family="paragraph">
      <loext:graphic-properties draw:fill="solid" draw:fill-color="#dee7e5"/>
      <style:paragraph-properties fo:text-align="center" style:writing-mode="lr-tb"/>
    </style:style>
    <style:style style:name="P84" style:family="paragraph">
      <loext:graphic-properties draw:fill="none"/>
      <style:paragraph-properties style:writing-mode="lr-tb"/>
      <style:text-properties fo:color="#73908c" loext:opacity="100%"/>
    </style:style>
    <style:style style:name="P85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dee7e5" loext:opacity="100%" fo:font-size="7pt" style:font-size-asian="7pt" style:font-size-complex="7pt"/>
    </style:style>
    <style:style style:name="P86" style:family="paragraph">
      <loext:graphic-properties draw:fill-color="#67859d"/>
      <style:paragraph-properties fo:text-align="center" style:writing-mode="lr-tb"/>
      <style:text-properties fo:color="#dee7e5" loext:opacity="100%" fo:font-size="7pt" style:font-size-asian="7pt" style:font-size-complex="7pt"/>
    </style:style>
    <style:style style:name="P87" style:family="paragraph">
      <style:paragraph-properties fo:text-align="center" style:writing-mode="lr-tb"/>
      <style:text-properties fo:color="#dee7e5" loext:opacity="100%" fo:font-size="7pt" style:font-size-asian="7pt" style:font-size-complex="7pt"/>
    </style:style>
    <style:style style:name="P88" style:family="paragraph">
      <loext:graphic-properties draw:fill="none" draw:fill-color="#ffffff"/>
      <style:paragraph-properties style:writing-mode="lr-tb"/>
      <style:text-properties fo:color="#73908c" loext:opacity="100%" fo:font-size="7pt" fo:font-style="italic" fo:font-weight="normal" style:font-size-asian="7pt" style:font-size-complex="7pt"/>
    </style:style>
    <style:style style:name="P89" style:family="paragraph">
      <loext:graphic-properties draw:fill="none" draw:fill-color="#ffffff"/>
      <style:paragraph-properties style:writing-mode="lr-tb"/>
      <style:text-properties fo:color="#73908c" loext:opacity="100%" fo:font-size="7pt" fo:font-style="italic" style:font-size-asian="7pt" style:font-size-complex="7pt"/>
    </style:style>
    <style:style style:name="P90" style:family="paragraph">
      <loext:graphic-properties draw:fill-color="#b3cac7"/>
      <style:paragraph-properties fo:text-align="center" style:writing-mode="lr-tb"/>
      <style:text-properties fo:font-size="12pt"/>
    </style:style>
    <style:style style:name="P9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/>
    </style:style>
    <style:style style:name="P92" style:family="paragraph">
      <loext:graphic-properties draw:fill-color="#95a8a5"/>
      <style:paragraph-properties fo:text-align="center" style:writing-mode="lr-tb"/>
      <style:text-properties fo:font-size="12pt"/>
    </style:style>
    <style:style style:name="P93" style:family="paragraph">
      <loext:graphic-properties draw:fill-color="#73908c"/>
      <style:paragraph-properties fo:text-align="center" style:writing-mode="lr-tb"/>
      <style:text-properties fo:font-size="12pt"/>
    </style:style>
    <style:style style:name="P94" style:family="paragraph">
      <loext:graphic-properties draw:fill-color="#67859d"/>
      <style:paragraph-properties fo:text-align="center" style:writing-mode="lr-tb"/>
      <style:text-properties fo:font-size="12pt"/>
    </style:style>
    <style:style style:name="P95" style:family="paragraph">
      <loext:graphic-properties draw:fill-color="#3465a4"/>
      <style:paragraph-properties fo:text-align="center" style:writing-mode="lr-tb"/>
      <style:text-properties fo:color="#ffffff" loext:opacity="100%" fo:font-size="12pt"/>
    </style:style>
    <style:style style:name="P96" style:family="paragraph">
      <loext:graphic-properties draw:fill-color="#0f51a5"/>
      <style:paragraph-properties fo:text-align="center" style:writing-mode="lr-tb"/>
      <style:text-properties fo:color="#ffffff" loext:opacity="100%" fo:font-size="12pt"/>
    </style:style>
    <style:style style:name="P97" style:family="paragraph">
      <loext:graphic-properties draw:fill="none" draw:fill-color="#ffffff"/>
      <style:paragraph-properties style:writing-mode="lr-tb"/>
      <style:text-properties fo:font-size="14pt" fo:font-weight="bold"/>
    </style:style>
    <style:style style:name="T1" style:family="text">
      <style:text-properties fo:font-size="10pt"/>
    </style:style>
    <style:style style:name="T2" style:family="text">
      <style:text-properties fo:font-size="14pt"/>
    </style:style>
    <style:style style:name="T3" style:family="text">
      <style:text-properties fo:color="#ffffff" loext:opacity="100%" fo:font-size="10pt"/>
    </style:style>
    <style:style style:name="T4" style:family="text">
      <style:text-properties fo:color="#000000" loext:opacity="100%" fo:font-size="10pt"/>
    </style:style>
    <style:style style:name="T5" style:family="text">
      <style:text-properties fo:color="#425a62" loext:opacity="100%" fo:font-size="10pt"/>
    </style:style>
    <style:style style:name="T6" style:family="text">
      <style:text-properties fo:color="#6d8f9b" loext:opacity="100%" style:font-name="Andale Mono1" fo:font-size="10pt" fo:font-weight="normal" style:font-weight-asian="bold" style:font-weight-complex="bold"/>
    </style:style>
    <style:style style:name="T7" style:family="text">
      <style:text-properties fo:color="#6d8f9b" loext:opacity="100%" style:font-name="Andale Mono1" fo:font-size="10pt" fo:font-weight="normal"/>
    </style:style>
    <style:style style:name="T8" style:family="text">
      <style:text-properties fo:color="#6d8f9b" loext:opacity="100%" fo:font-size="16pt"/>
    </style:style>
    <style:style style:name="T9" style:family="text">
      <style:text-properties fo:font-size="16pt"/>
    </style:style>
    <style:style style:name="T10" style:family="text">
      <style:text-properties fo:color="#ffffff" loext:opacity="100%"/>
    </style:style>
    <style:style style:name="T11" style:family="text">
      <style:text-properties fo:color="#000000" loext:opacity="100%"/>
    </style:style>
    <style:style style:name="T12" style:family="text">
      <style:text-properties fo:color="#ffffff" loext:opacity="100%" fo:font-size="14pt"/>
    </style:style>
    <style:style style:name="T13" style:family="text">
      <style:text-properties fo:color="#ffffff" loext:opacity="100%" fo:font-size="12pt"/>
    </style:style>
    <style:style style:name="T14" style:family="text">
      <style:text-properties fo:color="#000000" loext:opacity="100%" fo:font-size="12pt"/>
    </style:style>
    <style:style style:name="T15" style:family="text">
      <style:text-properties fo:color="#6d8f9b" loext:opacity="100%"/>
    </style:style>
    <style:style style:name="T16" style:family="text">
      <style:text-properties fo:font-size="12pt"/>
    </style:style>
    <style:style style:name="T17" style:family="text">
      <style:text-properties fo:color="#dee7e5" loext:opacity="100%" fo:font-size="10pt"/>
    </style:style>
    <style:style style:name="T18" style:family="text">
      <style:text-properties fo:color="#dee7e5" loext:opacity="100%"/>
    </style:style>
    <style:style style:name="T19" style:family="text">
      <style:text-properties fo:font-size="14pt" fo:font-style="italic"/>
    </style:style>
    <style:style style:name="T20" style:family="text">
      <style:text-properties fo:font-size="12pt" fo:font-weight="bold" style:font-size-asian="12pt" style:font-weight-asian="bold" style:font-size-complex="12pt" style:font-weight-complex="bold"/>
    </style:style>
    <style:style style:name="T21" style:family="text">
      <style:text-properties fo:font-size="9pt"/>
    </style:style>
    <style:style style:name="T22" style:family="text">
      <style:text-properties fo:font-size="10pt" fo:font-weight="bold"/>
    </style:style>
    <style:style style:name="T23" style:family="text">
      <style:text-properties fo:font-size="9pt" style:text-underline-style="solid" style:text-underline-width="auto" style:text-underline-color="font-color" fo:font-weight="bold" style:font-size-asian="12pt" style:font-size-complex="12pt"/>
    </style:style>
    <style:style style:name="T24" style:family="text">
      <style:text-properties fo:font-size="9pt" fo:font-weight="bold"/>
    </style:style>
    <style:style style:name="T25" style:family="text">
      <style:text-properties fo:font-size="8pt"/>
    </style:style>
    <style:style style:name="T26" style:family="text">
      <style:text-properties fo:font-size="10pt" style:font-size-asian="10pt" style:font-size-complex="10pt"/>
    </style:style>
    <style:style style:name="T27" style:family="text">
      <style:text-properties fo:font-size="9pt" style:font-size-asian="9pt" style:font-size-complex="9pt"/>
    </style:style>
    <style:style style:name="T28" style:family="text">
      <style:text-properties fo:color="#dee7e5" loext:opacity="100%" style:font-name="Audiowide" fo:font-size="12pt"/>
    </style:style>
    <style:style style:name="T29" style:family="text">
      <style:text-properties fo:color="#dee7e5" loext:opacity="100%" fo:font-size="7pt" style:font-size-asian="7pt" style:font-size-complex="7pt"/>
    </style:style>
    <style:style style:name="T30" style:family="text">
      <style:text-properties fo:color="#355269" loext:opacity="100%" fo:font-size="7pt" style:font-size-asian="7pt" style:font-size-complex="7pt"/>
    </style:style>
    <style:style style:name="T31" style:family="text">
      <style:text-properties fo:color="#b3cac7" loext:opacity="100%" fo:font-size="6pt" style:font-size-asian="6pt" style:font-size-complex="6pt"/>
    </style:style>
    <style:style style:name="T32" style:family="text">
      <style:text-properties fo:color="#81aca6" loext:opacity="100%" style:font-name="Audiowide" fo:font-size="12pt"/>
    </style:style>
    <style:style style:name="T33" style:family="text">
      <style:text-properties fo:font-size="7pt" style:font-size-asian="7pt" style:font-size-complex="7pt"/>
    </style:style>
    <style:style style:name="T34" style:family="text">
      <style:text-properties fo:color="#73908c" loext:opacity="100%" style:font-name="Audiowide" fo:font-size="12pt"/>
    </style:style>
    <style:style style:name="T35" style:family="text">
      <style:text-properties fo:color="#73908c" loext:opacity="100%" fo:font-size="7pt" fo:font-style="italic" fo:font-weight="normal" style:font-size-asian="7pt" style:font-size-complex="7pt"/>
    </style:style>
    <style:style style:name="T36" style:family="text">
      <style:text-properties fo:color="#73908c" loext:opacity="100%" fo:font-size="7pt" fo:font-style="italic" style:font-size-asian="7pt" style:font-size-complex="7pt"/>
    </style:style>
    <style:style style:name="T37" style:family="text">
      <style:text-properties fo:font-size="14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7.313cm" svg:height="0.938cm" svg:x="7.09cm" svg:y="13.757cm">
          <text:p text:style-name="P1"><text:span text:style-name="T1">TRANSPORT </text:span><text:span text:style-name="T1">MUX’ED </text:span><text:span text:style-name="T1">TCP/I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313cm" svg:height="0.955cm" svg:x="7.09cm" svg:y="12.606cm">
          <text:p text:style-name="P1"><text:span text:style-name="T1">TYPE SYSTEM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429cm" svg:height="4.851cm" svg:x="6.646cm" svg:y="7.59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4.904cm" svg:height="0.806cm" draw:transform="rotate (1.5688764646177) translate (14.197cm 11.635cm)">
          <draw:text-box>
            <text:p><text:span text:style-name="T2">Transactions</text:span></text:p>
          </draw:text-box>
        </draw:frame>
        <draw:custom-shape draw:style-name="gr5" draw:text-style-name="P5" draw:layer="layout" svg:width="7.314cm" svg:height="0.956cm" svg:x="6.883cm" svg:y="7.842cm">
          <text:p text:style-name="P1"><text:span text:style-name="T1">API MAPPINGS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83cm" svg:height="0.956cm" svg:x="6.883cm" svg:y="8.922cm">
          <text:p text:style-name="P1"><text:span text:style-name="T1">JMS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83cm" svg:height="0.956cm" svg:x="9.114cm" svg:y="8.922cm">
          <text:p text:style-name="P1"><text:span text:style-name="T1">WCF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931cm" svg:height="0.956cm" svg:x="11.329cm" svg:y="8.922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53cm" svg:height="0.956cm" svg:x="12.667cm" svg:y="8.922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7.314cm" svg:height="0.955cm" svg:x="6.883cm" svg:y="10.056cm">
          <text:p text:style-name="P1"><text:span text:style-name="T1">BROKER INTERMEDIARY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7.314cm" svg:height="0.956cm" svg:x="6.883cm" svg:y="11.171cm">
          <text:p text:style-name="P1"><text:span text:style-name="T1">MESSAGING PROTOCOL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7.313cm" svg:height="0.939cm" svg:x="7.09cm" svg:y="6.408cm">
          <text:p text:style-name="P1"><text:span text:style-name="T1">ROUT</text:span><text:span text:style-name="T1">ING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7.313cm" svg:height="0.956cm" svg:x="7.09cm" svg:y="5.257cm">
          <text:p text:style-name="P1"><text:span text:style-name="T1">M</text:span><text:span text:style-name="T1">A</text:span><text:span text:style-name="T1">N</text:span><text:span text:style-name="T1">A</text:span><text:span text:style-name="T1">G</text:span><text:span text:style-name="T1">E</text:span><text:span text:style-name="T1">M</text:span><text:span text:style-name="T1">E</text:span><text:span text:style-name="T1">N</text:span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0.307cm" svg:height="10.253cm" svg:x="5.832cm" svg:y="4.83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4.96cm" svg:height="0.956cm" svg:x="6.037cm" svg:y="2.89cm">
          <text:p text:style-name="P9"><text:span text:style-name="T3">CELE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draw:layer="layout" svg:width="20.974cm" svg:height="0.956cm" svg:x="4.71cm" svg:y="0.413cm">
          <text:p text:style-name="P1"><text:span text:style-name="T1">PYFI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1.584cm" svg:height="1.786cm" svg:x="16.488cm" svg:y="8.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12" draw:layer="layout" svg:width="3.964cm" svg:height="1.953cm" svg:x="0.423cm" svg:y="0.296cm">
          <draw:image xlink:href="Pictures/10000201000001A2000000CE635FC85E4EBAB368.png" xlink:type="simple" xlink:show="embed" xlink:actuate="onLoad" draw:mime-type="image/png">
            <text:p/>
          </draw:image>
        </draw:frame>
        <draw:custom-shape draw:style-name="gr17" draw:text-style-name="P8" draw:layer="layout" svg:width="8.384cm" svg:height="10.253cm" svg:x="18.29cm" svg:y="4.83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3.059cm" svg:height="0.956cm" svg:x="11.226cm" svg:y="2.89cm">
          <text:p text:style-name="P13"><text:span text:style-name="T4">Other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019cm" svg:height="0.806cm" draw:transform="rotate (1.5688764646177) translate (5.784cm 8.026cm)">
          <draw:text-box>
            <text:p><text:span text:style-name="T2">Monitoring</text:span></text:p>
          </draw:text-box>
        </draw:frame>
        <draw:frame draw:style-name="gr19" draw:text-style-name="P4" draw:layer="layout" svg:width="3.415cm" svg:height="1.361cm" draw:transform="rotate (1.5688764646177) translate (5.783cm 11.443cm)">
          <draw:text-box>
            <text:p><text:span text:style-name="T2">Persistence</text:span></text:p>
          </draw:text-box>
        </draw:frame>
        <draw:frame draw:style-name="gr4" draw:text-style-name="P4" draw:layer="layout" svg:width="3.019cm" svg:height="0.806cm" draw:transform="rotate (1.5688764646177) translate (5.783cm 14.283cm)">
          <draw:text-box>
            <text:p><text:span text:style-name="T2">Security</text:span></text:p>
          </draw:text-box>
        </draw:frame>
        <draw:frame draw:style-name="gr16" draw:text-style-name="P12" draw:layer="layout" svg:width="1.553cm" svg:height="1.553cm" svg:x="19.648cm" svg:y="5.634cm">
          <draw:image xlink:href="Pictures/10000201000001C4000001C48DBDF42599CD9134.png" xlink:type="simple" xlink:show="embed" xlink:actuate="onLoad" draw:mime-type="image/png">
            <text:p/>
          </draw:image>
        </draw:frame>
        <draw:frame draw:style-name="gr16" draw:text-style-name="P12" xml:id="id2" draw:id="id2" draw:layer="layout" svg:width="1.553cm" svg:height="1.553cm" svg:x="23.136cm" svg:y="6.741cm">
          <draw:image xlink:href="Pictures/10000201000001C4000001C48DBDF42599CD9134.png" xlink:type="simple" xlink:show="embed" xlink:actuate="onLoad" draw:mime-type="image/png">
            <text:p/>
          </draw:image>
        </draw:frame>
        <draw:frame draw:style-name="gr16" draw:text-style-name="P12" xml:id="id3" draw:id="id3" draw:layer="layout" svg:width="1.553cm" svg:height="1.553cm" svg:x="19.096cm" svg:y="11.553cm">
          <draw:image xlink:href="Pictures/10000201000001C4000001C48DBDF42599CD9134.png" xlink:type="simple" xlink:show="embed" xlink:actuate="onLoad" draw:mime-type="image/png">
            <text:p/>
          </draw:image>
        </draw:frame>
        <draw:frame draw:style-name="gr16" draw:text-style-name="P12" xml:id="id4" draw:id="id4" draw:layer="layout" svg:width="1.553cm" svg:height="1.553cm" svg:x="23.835cm" svg:y="11.721cm">
          <draw:image xlink:href="Pictures/10000201000001C4000001C48DBDF42599CD9134.png" xlink:type="simple" xlink:show="embed" xlink:actuate="onLoad" draw:mime-type="image/png">
            <text:p/>
          </draw:image>
        </draw:frame>
        <draw:connector draw:style-name="gr20" draw:text-style-name="P12" draw:layer="layout" draw:type="line" svg:x1="23.184cm" svg:y1="7.517cm" svg:x2="20.424cm" svg:y2="7.187cm" draw:end-shape="id1" draw:end-glue-point="2" svg:d="M23184 7517l-2760-330" svg:viewBox="0 0 2761 331">
          <text:p/>
        </draw:connector>
        <draw:connector draw:style-name="gr20" draw:text-style-name="P12" draw:layer="layout" draw:type="line" svg:x1="23.912cm" svg:y1="8.294cm" svg:x2="20.649cm" svg:y2="12.329cm" draw:start-shape="id2" draw:start-glue-point="2" draw:end-shape="id3" svg:d="M23912 8294l-3263 4035" svg:viewBox="0 0 3264 4036">
          <text:p/>
        </draw:connector>
        <draw:connector draw:style-name="gr20" draw:text-style-name="P12" draw:layer="layout" draw:type="line" svg:x1="23.96cm" svg:y1="8.294cm" svg:x2="24.611cm" svg:y2="11.721cm" draw:end-shape="id4" draw:end-glue-point="0" svg:d="M23960 8294l651 3427" svg:viewBox="0 0 652 3428">
          <text:p/>
        </draw:connector>
        <draw:connector draw:style-name="gr20" draw:text-style-name="P12" draw:layer="layout" draw:type="line" svg:x1="23.883cm" svg:y1="12.497cm" svg:x2="20.424cm" svg:y2="7.187cm" draw:end-shape="id1" draw:end-glue-point="2" svg:d="M23883 12497l-3459-5310" svg:viewBox="0 0 3460 5311">
          <text:p/>
        </draw:connector>
        <draw:connector draw:style-name="gr20" draw:text-style-name="P12" draw:layer="layout" draw:type="line" svg:x1="23.835cm" svg:y1="12.497cm" svg:x2="20.649cm" svg:y2="12.329cm" draw:start-shape="id4" draw:start-glue-point="3" draw:end-shape="id3" draw:end-glue-point="1" svg:d="M23835 12497l-3186-168" svg:viewBox="0 0 3187 169">
          <text:p/>
        </draw:connector>
        <draw:connector draw:style-name="gr20" draw:text-style-name="P12" xml:id="id1" draw:id="id1" draw:layer="layout" draw:type="line" svg:x1="20.424cm" svg:y1="7.187cm" svg:x2="19.92cm" svg:y2="11.553cm" svg:d="M20424 7187l-504 4366" svg:viewBox="0 0 505 4367">
          <text:p/>
        </draw:connector>
        <draw:frame draw:style-name="gr16" draw:text-style-name="P12" draw:layer="layout" svg:width="0.865cm" svg:height="0.865cm" svg:x="20.985cm" svg:y="5.412cm">
          <draw:image xlink:href="Pictures/10000000000000E1000000E1E8B87563A1C1AF84.png" xlink:type="simple" xlink:show="embed" xlink:actuate="onLoad" draw:mime-type="image/png">
            <text:p/>
          </draw:image>
        </draw:frame>
        <draw:frame draw:style-name="gr16" draw:text-style-name="P12" draw:layer="layout" svg:width="0.865cm" svg:height="0.865cm" svg:x="24.498cm" svg:y="6.472cm">
          <draw:image xlink:href="Pictures/10000000000000E1000000E1E8B87563A1C1AF84.png" xlink:type="simple" xlink:show="embed" xlink:actuate="onLoad" draw:mime-type="image/png">
            <text:p/>
          </draw:image>
        </draw:frame>
        <draw:frame draw:style-name="gr16" draw:text-style-name="P12" draw:layer="layout" svg:width="0.865cm" svg:height="0.865cm" svg:x="25.171cm" svg:y="11.451cm">
          <draw:image xlink:href="Pictures/10000000000000E1000000E1E8B87563A1C1AF84.png" xlink:type="simple" xlink:show="embed" xlink:actuate="onLoad" draw:mime-type="image/png">
            <text:p/>
          </draw:image>
        </draw:frame>
        <draw:frame draw:style-name="gr16" draw:text-style-name="P12" draw:layer="layout" svg:width="0.865cm" svg:height="0.865cm" svg:x="20.424cm" svg:y="12.497cm">
          <draw:image xlink:href="Pictures/10000000000000E1000000E1E8B87563A1C1AF84.png" xlink:type="simple" xlink:show="embed" xlink:actuate="onLoad" draw:mime-type="image/png">
            <text:p/>
          </draw:image>
        </draw:frame>
        <draw:frame draw:style-name="gr21" draw:text-style-name="P15" draw:layer="layout" svg:width="3.343cm" svg:height="1.039cm" svg:x="24.344cm" svg:y="9.035cm">
          <draw:text-box>
            <text:p><text:span text:style-name="T5">Message </text:span></text:p>
            <text:p><text:span text:style-name="T5">brokers</text:span></text:p>
          </draw:text-box>
        </draw:frame>
        <draw:frame draw:style-name="gr22" draw:text-style-name="P16" draw:layer="layout" svg:width="4.25cm" svg:height="1.827cm" svg:x="18.447cm" svg:y="13.436cm">
          <draw:text-box>
            <text:p><text:span text:style-name="T6">Distributed</text:span><text:span text:style-name="T7"> Persistent Message Queues</text:span></text:p>
          </draw:text-box>
        </draw:frame>
        <draw:frame draw:style-name="gr22" draw:text-style-name="P16" draw:layer="layout" svg:width="4.25cm" svg:height="1.827cm" svg:x="22.424cm" svg:y="13.436cm">
          <draw:text-box>
            <text:p><text:span text:style-name="T7">Distributed Task/Computation</text:span></text:p>
            <text:p><text:span text:style-name="T7">Nodes</text:span></text:p>
          </draw:text-box>
        </draw:frame>
        <draw:frame draw:style-name="gr19" draw:text-style-name="P17" draw:layer="layout" svg:width="6.003cm" svg:height="1.361cm" draw:transform="rotate (1.5688764646177) translate (15.253cm 12.253cm)">
          <draw:text-box>
            <text:p><text:span text:style-name="T8">AMQP Standard</text:span></text:p>
          </draw:text-box>
        </draw:frame>
        <draw:custom-shape draw:style-name="gr23" draw:text-style-name="P18" draw:layer="layout" svg:width="9.886cm" svg:height="0.956cm" svg:x="6.037cm" svg:y="4.139cm">
          <text:p text:style-name="P9"><text:span text:style-name="T3">RABBITM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0" draw:layer="layout" svg:width="13.502cm" svg:height="0.955cm" draw:transform="rotate (1.5700981950941) translate (4.71cm 15.106cm)">
          <text:p text:style-name="P19"><text:span text:style-name="T2">Command &amp; Control</text:span></text:p>
          <draw:enhanced-geometry svg:viewBox="0 0 21600 21600" draw:type="rectangle" draw:enhanced-path="M 0 0 L 21600 0 21600 21600 0 21600 0 0 Z N"/>
        </draw:custom-shape>
        <draw:custom-shape draw:style-name="gr25" draw:text-style-name="P21" draw:layer="layout" svg:width="0.553cm" svg:height="0.384cm" svg:x="19.095cm" svg:y="5.6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1" draw:layer="layout" svg:width="0.553cm" svg:height="0.384cm" svg:x="19.095cm" svg:y="6.1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1" draw:layer="layout" svg:width="0.553cm" svg:height="0.384cm" svg:x="24.498cm" svg:y="7.3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1" draw:layer="layout" svg:width="0.553cm" svg:height="0.384cm" svg:x="18.686cm" svg:y="11.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1" draw:layer="layout" svg:width="0.553cm" svg:height="0.384cm" svg:x="25.267cm" svg:y="12.3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1" draw:layer="layout" svg:width="0.553cm" svg:height="0.384cm" svg:x="19.191cm" svg:y="4.1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2" draw:layer="layout" svg:width="4.883cm" svg:height="0.645cm" svg:x="19.744cm" svg:y="4.026cm">
          <draw:text-box>
            <text:p><text:span text:style-name="T1">PYFI Processor</text:span></text:p>
          </draw:text-box>
        </draw:frame>
        <draw:frame draw:style-name="gr27" draw:text-style-name="P23" draw:layer="layout" svg:width="3.821cm" svg:height="2.384cm" svg:x="0.412cm" svg:y="2.458cm">
          <draw:text-box>
            <text:p><text:span text:style-name="T9">System </text:span></text:p>
            <text:p><text:span text:style-name="T9">Architecture </text:span></text:p>
            <text:p><text:span text:style-name="T9">Stack</text:span></text:p>
          </draw:text-box>
        </draw:frame>
        <draw:custom-shape draw:style-name="gr28" draw:text-style-name="P5" draw:layer="layout" svg:width="19.692cm" svg:height="0.956cm" svg:x="5.992cm" svg:y="1.591cm">
          <text:p text:style-name="P1"><text:span text:style-name="T1">SQL Database (Postgres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9" draw:layer="layout" svg:width="18.624cm" svg:height="10.476cm" svg:x="1.482cm" svg:y="2.123cm" draw:page-number="1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30" draw:text-style-name="P26" draw:layer="layout" svg:width="3.567cm" svg:height="1.641cm" svg:x="10.215cm" svg:y="2.628cm">
          <text:p text:style-name="P25"><text:span text:style-name="T10">PYFI</text:span></text:p>
          <draw:enhanced-geometry svg:viewBox="0 0 21600 21600" draw:type="rectangle" draw:enhanced-path="M 0 0 L 21600 0 21600 21600 0 21600 0 0 Z N"/>
        </draw:custom-shape>
        <draw:custom-shape draw:style-name="gr31" draw:text-style-name="P28" draw:layer="layout" svg:width="3.567cm" svg:height="1.641cm" svg:x="6.096cm" svg:y="2.594cm">
          <text:p text:style-name="P27"><text:span text:style-name="T11">PYFI UI</text:span></text:p>
          <draw:enhanced-geometry svg:viewBox="0 0 21600 21600" draw:type="rectangle" draw:enhanced-path="M 0 0 L 21600 0 21600 21600 0 21600 0 0 Z N"/>
        </draw:custom-shape>
        <draw:custom-shape draw:style-name="gr32" draw:text-style-name="P26" draw:layer="layout" svg:width="3.567cm" svg:height="1.641cm" svg:x="10.215cm" svg:y="4.671cm">
          <text:p text:style-name="P25"><text:span text:style-name="T10">CELERY</text:span></text:p>
          <draw:enhanced-geometry svg:viewBox="0 0 21600 21600" draw:type="rectangle" draw:enhanced-path="M 0 0 L 21600 0 21600 21600 0 21600 0 0 Z N"/>
        </draw:custom-shape>
        <draw:custom-shape draw:style-name="gr31" draw:text-style-name="P28" draw:layer="layout" svg:width="3.567cm" svg:height="1.641cm" svg:x="6.096cm" svg:y="4.637cm">
          <text:p text:style-name="P27"><text:span text:style-name="T11">FLOWER</text:span></text:p>
          <draw:enhanced-geometry svg:viewBox="0 0 21600 21600" draw:type="rectangle" draw:enhanced-path="M 0 0 L 21600 0 21600 21600 0 21600 0 0 Z N"/>
        </draw:custom-shape>
        <draw:custom-shape draw:style-name="gr32" draw:text-style-name="P30" draw:layer="layout" svg:width="3.567cm" svg:height="1.641cm" svg:x="10.215cm" svg:y="6.681cm">
          <text:p text:style-name="P29"><text:span text:style-name="T12">RABBITMQ</text:span></text:p>
          <draw:enhanced-geometry svg:viewBox="0 0 21600 21600" draw:type="rectangle" draw:enhanced-path="M 0 0 L 21600 0 21600 21600 0 21600 0 0 Z N"/>
        </draw:custom-shape>
        <draw:custom-shape draw:style-name="gr31" draw:text-style-name="P28" draw:layer="layout" svg:width="3.567cm" svg:height="1.641cm" svg:x="6.096cm" svg:y="6.647cm">
          <text:p text:style-name="P27"><text:span text:style-name="T11">Rabbit UI</text:span></text:p>
          <draw:enhanced-geometry svg:viewBox="0 0 21600 21600" draw:type="rectangle" draw:enhanced-path="M 0 0 L 21600 0 21600 21600 0 21600 0 0 Z N"/>
        </draw:custom-shape>
        <draw:custom-shape draw:style-name="gr32" draw:text-style-name="P26" draw:layer="layout" svg:width="3.567cm" svg:height="1.641cm" svg:x="10.215cm" svg:y="8.69cm">
          <text:p text:style-name="P25"><text:span text:style-name="T10">Redis</text:span></text:p>
          <draw:enhanced-geometry svg:viewBox="0 0 21600 21600" draw:type="rectangle" draw:enhanced-path="M 0 0 L 21600 0 21600 21600 0 21600 0 0 Z N"/>
        </draw:custom-shape>
        <draw:custom-shape draw:style-name="gr31" draw:text-style-name="P28" draw:layer="layout" svg:width="3.567cm" svg:height="1.641cm" svg:x="6.096cm" svg:y="8.656cm">
          <text:p text:style-name="P27"><text:span text:style-name="T11">Insights UI</text:span></text:p>
          <draw:enhanced-geometry svg:viewBox="0 0 21600 21600" draw:type="rectangle" draw:enhanced-path="M 0 0 L 21600 0 21600 21600 0 21600 0 0 Z N"/>
        </draw:custom-shape>
        <draw:custom-shape draw:style-name="gr32" draw:text-style-name="P26" draw:layer="layout" svg:width="3.567cm" svg:height="1.641cm" svg:x="10.215cm" svg:y="10.716cm">
          <text:p text:style-name="P25"><text:span text:style-name="T10">Postgres</text:span></text:p>
          <draw:enhanced-geometry svg:viewBox="0 0 21600 21600" draw:type="rectangle" draw:enhanced-path="M 0 0 L 21600 0 21600 21600 0 21600 0 0 Z N"/>
        </draw:custom-shape>
        <draw:custom-shape draw:style-name="gr31" draw:text-style-name="P28" draw:layer="layout" svg:width="3.567cm" svg:height="1.641cm" svg:x="6.096cm" svg:y="10.682cm">
          <text:p text:style-name="P27"><text:span text:style-name="T11">PGAdmin</text:span></text:p>
          <draw:enhanced-geometry svg:viewBox="0 0 21600 21600" draw:type="rectangle" draw:enhanced-path="M 0 0 L 21600 0 21600 21600 0 21600 0 0 Z N"/>
        </draw:custom-shape>
        <draw:custom-shape draw:style-name="gr32" draw:text-style-name="P30" draw:layer="layout" svg:width="3.567cm" svg:height="1.641cm" svg:x="19.659cm" svg:y="2.662cm">
          <text:p text:style-name="P29"><text:span text:style-name="T12">Elastic</text:span><text:span text:style-name="T12"><text:line-break/></text:span><text:span text:style-name="T12">Search</text:span></text:p>
          <draw:enhanced-geometry svg:viewBox="0 0 21600 21600" draw:type="rectangle" draw:enhanced-path="M 0 0 L 21600 0 21600 21600 0 21600 0 0 Z N"/>
        </draw:custom-shape>
        <draw:custom-shape draw:style-name="gr31" draw:text-style-name="P28" draw:layer="layout" svg:width="3.567cm" svg:height="1.641cm" svg:x="15.373cm" svg:y="2.628cm">
          <text:p text:style-name="P27"><text:span text:style-name="T11">Kibana</text:span></text:p>
          <draw:enhanced-geometry svg:viewBox="0 0 21600 21600" draw:type="rectangle" draw:enhanced-path="M 0 0 L 21600 0 21600 21600 0 21600 0 0 Z N"/>
        </draw:custom-shape>
        <draw:custom-shape draw:style-name="gr32" draw:text-style-name="P30" draw:layer="layout" svg:width="3.567cm" svg:height="1.641cm" svg:x="19.659cm" svg:y="4.788cm">
          <text:p text:style-name="P29"><text:span text:style-name="T12">NGINX</text:span></text:p>
          <draw:enhanced-geometry svg:viewBox="0 0 21600 21600" draw:type="rectangle" draw:enhanced-path="M 0 0 L 21600 0 21600 21600 0 21600 0 0 Z N"/>
        </draw:custom-shape>
        <draw:custom-shape draw:style-name="gr31" draw:text-style-name="P28" draw:layer="layout" svg:width="3.567cm" svg:height="1.641cm" svg:x="15.39cm" svg:y="4.754cm">
          <text:p text:style-name="P27"><text:span text:style-name="T11">Amplify</text:span></text:p>
          <draw:enhanced-geometry svg:viewBox="0 0 21600 21600" draw:type="rectangle" draw:enhanced-path="M 0 0 L 21600 0 21600 21600 0 21600 0 0 Z N"/>
        </draw:custom-shape>
        <draw:custom-shape draw:style-name="gr33" draw:text-style-name="P32" draw:layer="layout" svg:width="2.448cm" svg:height="0.937cm" svg:x="19.472cm" svg:y="9.429cm">
          <text:p text:style-name="P31"><text:span text:style-name="T13">BACKEND</text:span></text:p>
          <draw:enhanced-geometry svg:viewBox="0 0 21600 21600" draw:type="rectangle" draw:enhanced-path="M 0 0 L 21600 0 21600 21600 0 21600 0 0 Z N"/>
        </draw:custom-shape>
        <draw:custom-shape draw:style-name="gr34" draw:text-style-name="P34" draw:layer="layout" svg:width="2.448cm" svg:height="0.937cm" svg:x="16.645cm" svg:y="9.41cm">
          <text:p text:style-name="P33"><text:span text:style-name="T14">GUI</text:span></text:p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19.894cm" svg:height="12.459cm" svg:x="4.806cm" svg:y="1.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36" draw:layer="layout" svg:width="17.266cm" svg:height="1.673cm" svg:x="6.463cm" svg:y="0.495cm">
          <draw:text-box>
            <text:p text:style-name="P35"><text:span text:style-name="T15">PYFI “Reference Implementation” Enterprise Tech Stack</text:span></text:p>
          </draw:text-box>
        </draw:frame>
        <draw:frame draw:style-name="gr37" draw:text-style-name="P37" draw:layer="layout" svg:width="7.817cm" svg:height="1.199cm" svg:x="15.322cm" svg:y="11.481cm">
          <draw:text-box>
            <text:p><text:span text:style-name="T16">Fully Secure, Browser Based, Remote </text:span></text:p>
            <text:p><text:span text:style-name="T16">Administration For All Backends</text:span></text:p>
          </draw:text-box>
        </draw:frame>
        <draw:custom-shape draw:style-name="gr32" draw:text-style-name="P30" draw:layer="layout" svg:width="3.567cm" svg:height="1.641cm" svg:x="19.659cm" svg:y="6.898cm">
          <text:p text:style-name="P29"><text:span text:style-name="T12">Docker</text:span></text:p>
          <draw:enhanced-geometry svg:viewBox="0 0 21600 21600" draw:type="rectangle" draw:enhanced-path="M 0 0 L 21600 0 21600 21600 0 21600 0 0 Z N"/>
        </draw:custom-shape>
        <draw:custom-shape draw:style-name="gr31" draw:text-style-name="P28" draw:layer="layout" svg:width="3.567cm" svg:height="1.641cm" svg:x="15.356cm" svg:y="6.864cm">
          <text:p text:style-name="P27"><text:span text:style-name="T11">Portain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9" draw:layer="layout" svg:width="18.624cm" svg:height="10.476cm" svg:x="1.482cm" svg:y="2.123cm" draw:page-number="2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6" draw:text-style-name="P12" draw:layer="layout" svg:width="3.964cm" svg:height="1.953cm" svg:x="0.423cm" svg:y="0.297cm">
          <draw:image xlink:href="Pictures/10000201000001A2000000CE635FC85E4EBAB368.png" xlink:type="simple" xlink:show="embed" xlink:actuate="onLoad" draw:mime-type="image/png">
            <text:p/>
          </draw:image>
        </draw:frame>
        <draw:custom-shape draw:style-name="gr38" draw:text-style-name="P39" draw:layer="layout" svg:width="14.727cm" svg:height="1.28cm" svg:x="7.588cm" svg:y="3.493cm">
          <text:p text:style-name="P38"><text:span text:style-name="T1">PYFI UI (Node/Vue)</text:span></text:p>
          <draw:enhanced-geometry svg:viewBox="0 0 21600 21600" draw:type="rectangle" draw:enhanced-path="M 0 0 L 21600 0 21600 21600 0 21600 0 0 Z N"/>
        </draw:custom-shape>
        <draw:custom-shape draw:style-name="gr39" draw:text-style-name="P40" draw:layer="layout" svg:width="14.727cm" svg:height="2.648cm" svg:x="7.588cm" svg:y="4.994cm">
          <text:p text:style-name="P38"><text:span text:style-name="T1">PYFI Server (Bjoern/Flask)</text:span></text:p>
          <draw:enhanced-geometry svg:viewBox="0 0 21600 21600" draw:type="rectangle" draw:enhanced-path="M 0 0 L 21600 0 21600 21600 0 21600 0 0 Z N"/>
        </draw:custom-shape>
        <draw:custom-shape draw:style-name="gr40" draw:text-style-name="P41" draw:layer="layout" svg:width="7.417cm" svg:height="1.301cm" draw:transform="rotate (1.5709708597201) translate (6.006cm 12.441cm)">
          <text:p text:style-name="P38"><text:span text:style-name="T1">PYFI CLI (Click)</text:span></text:p>
          <draw:enhanced-geometry svg:viewBox="0 0 21600 21600" draw:type="rectangle" draw:enhanced-path="M 0 0 L 21600 0 21600 21600 0 21600 0 0 Z N"/>
        </draw:custom-shape>
        <draw:custom-shape draw:style-name="gr41" draw:text-style-name="P43" draw:layer="layout" svg:width="11.635cm" svg:height="1.374cm" svg:x="9.134cm" svg:y="7.827cm">
          <text:p text:style-name="P42"><text:span text:style-name="T17">Celery</text:span></text:p>
          <draw:enhanced-geometry svg:viewBox="0 0 21600 21600" draw:type="rectangle" draw:enhanced-path="M 0 0 L 21600 0 21600 21600 0 21600 0 0 Z N"/>
        </draw:custom-shape>
        <draw:custom-shape draw:style-name="gr42" draw:text-style-name="P44" draw:layer="layout" svg:width="4.605cm" svg:height="1.277cm" draw:transform="rotate (-1.57777764380287) translate (8.884cm 7.836cm)">
          <text:p text:style-name="P42"><text:span text:style-name="T17">SQLAlchemy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3" draw:text-style-name="P45" draw:layer="layout" svg:width="11.635cm" svg:height="1.575cm" svg:x="9.134cm" svg:y="9.388cm">
          <text:p text:style-name="P42"><text:span text:style-name="T17">RabbitM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44" draw:layer="layout" svg:width="4.604cm" svg:height="1.277cm" draw:transform="skewX (-0.000698131700797732) rotate (-1.57777764380287) translate (22.321cm 7.833cm)">
          <text:p text:style-name="P42"><text:span text:style-name="T17">Redis</text:span></text:p>
          <draw:enhanced-geometry svg:viewBox="0 0 21600 21600" draw:mirror-vertical="true" draw:mirror-horizontal="false" draw:type="rectangle" draw:enhanced-path="M 0 0 L 21600 0 21600 21600 0 21600 0 0 Z N"/>
        </draw:custom-shape>
        <draw:g>
          <draw:custom-shape draw:style-name="gr45" draw:text-style-name="P45" draw:layer="layout" svg:width="3.572cm" svg:height="1.277cm" svg:x="9.134cm" svg:y="11.164cm">
            <text:p text:style-name="P42"><text:span text:style-name="T17">SQLite</text:span></text:p>
            <draw:enhanced-geometry svg:viewBox="0 0 21600 21600" draw:type="rectangle" draw:enhanced-path="M 0 0 L 21600 0 21600 21600 0 21600 0 0 Z N"/>
          </draw:custom-shape>
          <draw:custom-shape draw:style-name="gr46" draw:text-style-name="P45" draw:layer="layout" svg:width="3.956cm" svg:height="1.277cm" svg:x="12.951cm" svg:y="11.164cm">
            <text:p text:style-name="P42"><text:span text:style-name="T17">MySQL</text:span></text:p>
            <draw:enhanced-geometry svg:viewBox="0 0 21600 21600" draw:type="rectangle" draw:enhanced-path="M 0 0 L 21600 0 21600 21600 0 21600 0 0 Z N"/>
          </draw:custom-shape>
          <draw:custom-shape draw:style-name="gr45" draw:text-style-name="P45" draw:layer="layout" svg:width="3.572cm" svg:height="1.277cm" svg:x="17.188cm" svg:y="11.164cm">
            <text:p text:style-name="P42"><text:span text:style-name="T17">Postgres</text:span></text:p>
            <draw:enhanced-geometry svg:viewBox="0 0 21600 21600" draw:type="rectangle" draw:enhanced-path="M 0 0 L 21600 0 21600 21600 0 21600 0 0 Z N"/>
          </draw:custom-shape>
        </draw:g>
        <draw:frame draw:style-name="gr47" draw:text-style-name="P46" draw:layer="layout" svg:width="16.982cm" svg:height="0.962cm" svg:x="5.243cm" svg:y="0.529cm">
          <draw:text-box>
            <text:p>Application Architecture Stack</text:p>
          </draw:text-box>
        </draw:frame>
        <presentation:notes draw:style-name="dp2">
          <draw:page-thumbnail draw:style-name="gr29" draw:layer="layout" svg:width="18.624cm" svg:height="10.476cm" svg:x="1.482cm" svg:y="2.123cm" draw:page-number="3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48" draw:text-style-name="P48" draw:layer="layout" svg:width="5.412cm" svg:height="5.388cm" svg:x="4.57cm" svg:y="5.556cm">
          <text:p text:style-name="P47">Redis</text:p>
          <draw:enhanced-geometry svg:viewBox="0 0 21600 21600" draw:glue-points="?f7 0 ?f6 ?f1 0 ?f10 ?f6 21600 ?f4 ?f10 21600 ?f9" draw:path-stretchpoint-x="10800" draw:path-stretchpoint-y="10800" draw:text-areas="0 ?f1 ?f4 ?f12" draw:type="cube" draw:modifiers="11567.563555390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9" draw:text-style-name="P48" draw:layer="layout" svg:width="5.412cm" svg:height="5.388cm" svg:x="7.492cm" svg:y="5.556cm">
          <text:p text:style-name="P47">SQL</text:p>
          <draw:enhanced-geometry svg:viewBox="0 0 21600 21600" draw:glue-points="?f7 0 ?f6 ?f1 0 ?f10 ?f6 21600 ?f4 ?f10 21600 ?f9" draw:path-stretchpoint-x="10800" draw:path-stretchpoint-y="10800" draw:text-areas="0 ?f1 ?f4 ?f12" draw:type="cube" draw:modifiers="11567.563555390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9" draw:text-style-name="P48" draw:layer="layout" svg:width="5.412cm" svg:height="5.388cm" svg:x="10.414cm" svg:y="5.556cm">
          <text:p text:style-name="P47">Other</text:p>
          <draw:enhanced-geometry svg:viewBox="0 0 21600 21600" draw:glue-points="?f7 0 ?f6 ?f1 0 ?f10 ?f6 21600 ?f4 ?f10 21600 ?f9" draw:path-stretchpoint-x="10800" draw:path-stretchpoint-y="10800" draw:text-areas="0 ?f1 ?f4 ?f12" draw:type="cube" draw:modifiers="11567.563555390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0" draw:text-style-name="P50" draw:layer="layout" svg:width="10.127cm" svg:height="3.127cm" svg:x="13.157cm" svg:y="6.663cm">
          <text:p text:style-name="P49"><text:span text:style-name="T18">SQS, AMQP, ZK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298.465473145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1" draw:text-style-name="P51" draw:layer="layout" svg:width="19.435cm" svg:height="3.127cm" svg:x="4.57cm" svg:y="5.051cm">
          <text:p text:style-name="P47">CELERY</text:p>
          <draw:enhanced-geometry svg:viewBox="0 0 21600 21600" draw:glue-points="?f7 0 ?f6 ?f1 0 ?f10 ?f6 21600 ?f4 ?f10 21600 ?f9" draw:path-stretchpoint-x="10800" draw:path-stretchpoint-y="10800" draw:text-areas="0 ?f1 ?f4 ?f12" draw:type="cube" draw:modifiers="17277.237851662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2" draw:text-style-name="P52" draw:layer="layout" svg:width="19.435cm" svg:height="3.127cm" svg:x="4.57cm" svg:y="3.729cm">
          <text:p text:style-name="P47">PYFI</text:p>
          <draw:enhanced-geometry svg:viewBox="0 0 21600 21600" draw:glue-points="?f7 0 ?f6 ?f1 0 ?f10 ?f6 21600 ?f4 ?f10 21600 ?f9" draw:path-stretchpoint-x="10800" draw:path-stretchpoint-y="10800" draw:text-areas="0 ?f1 ?f4 ?f12" draw:type="cube" draw:modifiers="17277.237851662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4" draw:text-style-name="P53" draw:layer="layout" svg:width="4.233cm" svg:height="0.806cm" svg:x="7.312cm" svg:y="11.353cm">
          <draw:text-box>
            <text:p><text:span text:style-name="T19">Backends</text:span></text:p>
          </draw:text-box>
        </draw:frame>
        <draw:frame draw:style-name="gr4" draw:text-style-name="P53" draw:layer="layout" svg:width="4.69cm" svg:height="0.806cm" svg:x="15.85cm" svg:y="11.353cm">
          <draw:text-box>
            <text:p><text:span text:style-name="T19">Brokers</text:span></text:p>
          </draw:text-box>
        </draw:frame>
        <presentation:notes draw:style-name="dp2">
          <draw:page-thumbnail draw:style-name="gr29" draw:layer="layout" svg:width="18.624cm" svg:height="10.476cm" svg:x="1.482cm" svg:y="2.123cm" draw:page-number="4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53" draw:text-style-name="P54" draw:layer="layout" svg:width="2.766cm" svg:height="7.288cm" svg:x="4.211cm" svg:y="3.849cm">
          <text:p text:style-name="P47">CLI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4" draw:text-style-name="P48" draw:layer="layout" svg:width="2.766cm" svg:height="2.646cm" svg:x="6.473cm" svg:y="8.204cm">
          <text:p text:style-name="P47">db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4" draw:text-style-name="P48" draw:layer="layout" svg:width="2.766cm" svg:height="2.646cm" svg:x="6.472cm" svg:y="5.99cm">
          <text:p text:style-name="P47">web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4" draw:text-style-name="P48" draw:layer="layout" svg:width="2.766cm" svg:height="2.646cm" svg:x="6.473cm" svg:y="3.849cm">
          <text:p text:style-name="P47">API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5" draw:text-style-name="P51" xml:id="id5" draw:id="id5" draw:layer="layout" svg:width="4.089cm" svg:height="7.36cm" svg:x="9.092cm" svg:y="3.849cm">
          <text:p text:style-name="P47">Database</text:p>
          <draw:enhanced-geometry svg:viewBox="0 0 21600 21600" draw:glue-points="?f7 0 ?f6 ?f1 0 ?f10 ?f6 21600 ?f4 ?f10 21600 ?f9" draw:path-stretchpoint-x="10800" draw:path-stretchpoint-y="10800" draw:text-areas="0 ?f1 ?f4 ?f12" draw:type="cube" draw:modifiers="3559.5110024449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 xml:id="id6" draw:id="id6">
          <draw:custom-shape draw:style-name="gr56" draw:text-style-name="P54" draw:layer="layout" svg:width="2.766cm" svg:height="4.209cm" svg:x="18.113cm" svg:y="3.152cm">
            <text:p text:style-name="P47">CLI</text:p>
            <draw:enhanced-geometry svg:viewBox="0 0 21600 21600" draw:glue-points="?f7 0 ?f6 ?f1 0 ?f10 ?f6 21600 ?f4 ?f10 21600 ?f9" draw:path-stretchpoint-x="10800" draw:path-stretchpoint-y="10800" draw:text-areas="0 ?f1 ?f4 ?f12" draw:type="cube" draw:modifiers="8056.08962775569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57" draw:text-style-name="P48" draw:layer="layout" svg:width="4.64cm" svg:height="4.21cm" svg:x="19.75cm" svg:y="3.153cm">
            <text:p text:style-name="P47">Agent</text:p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connector draw:style-name="gr58" draw:text-style-name="P12" draw:layer="layout" svg:x1="13.181cm" svg:y1="7.192cm" svg:x2="18.113cm" svg:y2="5.257cm" draw:start-shape="id5" draw:start-glue-point="9" draw:end-shape="id6" svg:d="M13181 7192h2466v-1935h2466" svg:viewBox="0 0 4933 1936">
          <text:p/>
        </draw:connector>
        <draw:g xml:id="id7" draw:id="id7">
          <draw:custom-shape draw:style-name="gr56" draw:text-style-name="P54" draw:layer="layout" svg:width="2.766cm" svg:height="4.209cm" svg:x="18.162cm" svg:y="8.659cm">
            <text:p text:style-name="P47">CLI</text:p>
            <draw:enhanced-geometry svg:viewBox="0 0 21600 21600" draw:glue-points="?f7 0 ?f6 ?f1 0 ?f10 ?f6 21600 ?f4 ?f10 21600 ?f9" draw:path-stretchpoint-x="10800" draw:path-stretchpoint-y="10800" draw:text-areas="0 ?f1 ?f4 ?f12" draw:type="cube" draw:modifiers="8056.08962775569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57" draw:text-style-name="P48" draw:layer="layout" svg:width="4.64cm" svg:height="4.21cm" svg:x="19.799cm" svg:y="8.66cm">
            <text:p text:style-name="P47">Proc/</text:p>
            <text:p text:style-name="P47">Worker</text:p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connector draw:style-name="gr58" draw:text-style-name="P12" draw:layer="layout" svg:x1="13.181cm" svg:y1="7.529cm" svg:x2="18.162cm" svg:y2="10.764cm" draw:start-shape="id5" draw:end-shape="id7" svg:d="M13181 7529h2491v3235h2490" svg:viewBox="0 0 4982 3236">
          <text:p/>
        </draw:connector>
        <draw:custom-shape draw:style-name="gr59" draw:text-style-name="P55" draw:layer="layout" svg:width="1.514cm" svg:height="2.044cm" svg:x="20.879cm" svg:y="6.90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7" draw:text-style-name="P46" draw:layer="layout" svg:width="2.02cm" svg:height="0.962cm" svg:x="22.393cm" svg:y="7.505cm">
          <draw:text-box>
            <text:p>1..*</text:p>
          </draw:text-box>
        </draw:frame>
        <draw:custom-shape draw:style-name="gr60" draw:text-style-name="P12" draw:layer="layout" svg:width="11.617cm" svg:height="13.518cm" svg:x="15.851cm" svg:y="1.347cm">
          <text:p/>
          <draw:enhanced-geometry svg:viewBox="0 0 21600 21600" draw:type="rectangle" draw:enhanced-path="M 0 0 L 21600 0 21600 21600 0 21600 0 0 Z N"/>
        </draw:custom-shape>
        <draw:frame draw:style-name="gr47" draw:text-style-name="P46" draw:layer="layout" svg:width="3.295cm" svg:height="0.962cm" svg:x="15.851cm" svg:y="1.468cm">
          <draw:text-box>
            <text:p>Network</text:p>
          </draw:text-box>
        </draw:frame>
        <presentation:notes draw:style-name="dp2">
          <draw:page-thumbnail draw:style-name="gr29" draw:layer="layout" svg:width="18.624cm" svg:height="10.476cm" svg:x="1.482cm" svg:y="2.123cm" draw:page-number="5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61" draw:text-style-name="P57" draw:layer="layout" svg:width="2.542cm" svg:height="2.494cm" svg:x="14.607cm" svg:y="11.969cm">
          <text:p text:style-name="P56"><text:span text:style-name="T20">Message</text:span></text:p>
          <text:p text:style-name="P56"><text:span text:style-name="T20">Bro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1" draw:layer="layout" svg:width="4.354cm" svg:height="4.203cm" svg:x="8.674cm" svg:y="2.2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58" draw:layer="layout" svg:width="2.863cm" svg:height="3.048cm" svg:x="9.36cm" svg:y="2.8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4" draw:text-style-name="P59" draw:layer="layout" svg:width="1.993cm" svg:height="0.607cm" svg:x="10.23cm" svg:y="1.571cm">
          <draw:text-box>
            <text:p><text:span text:style-name="T21">JVM</text:span></text:p>
          </draw:text-box>
        </draw:frame>
        <draw:custom-shape draw:style-name="gr62" draw:text-style-name="P11" draw:layer="layout" svg:width="4.354cm" svg:height="4.203cm" svg:x="14.402cm" svg:y="2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59" draw:layer="layout" svg:width="1.993cm" svg:height="0.607cm" svg:x="16.024cm" svg:y="1.671cm">
          <draw:text-box>
            <text:p><text:span text:style-name="T21">JVM</text:span></text:p>
          </draw:text-box>
        </draw:frame>
        <draw:custom-shape draw:style-name="gr65" draw:text-style-name="P60" draw:layer="layout" svg:width="2.261cm" svg:height="1.273cm" svg:x="12.625cm" svg:y="3.70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6" draw:text-style-name="P61" xml:id="id8" draw:id="id8" draw:layer="layout" svg:width="0.904cm" svg:height="0.536cm" svg:x="9.862cm" svg:y="3.1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61" xml:id="id9" draw:id="id9" draw:layer="layout" svg:width="0.904cm" svg:height="0.536cm" svg:x="11.036cm" svg:y="3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61" xml:id="id10" draw:id="id10" draw:layer="layout" svg:width="0.904cm" svg:height="0.536cm" svg:x="10.064cm" svg:y="4.8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12" draw:layer="layout" draw:type="line" svg:x1="10.766cm" svg:y1="3.399cm" svg:x2="11.488cm" svg:y2="3.818cm" draw:start-shape="id8" draw:start-glue-point="1" draw:end-shape="id9" draw:end-glue-point="0" svg:d="M10766 3399l722 419" svg:viewBox="0 0 723 420">
          <text:p/>
        </draw:connector>
        <draw:connector draw:style-name="gr67" draw:text-style-name="P12" draw:layer="layout" draw:type="line" svg:x1="10.314cm" svg:y1="3.667cm" svg:x2="10.516cm" svg:y2="4.856cm" draw:start-shape="id8" draw:start-glue-point="2" draw:end-shape="id10" draw:end-glue-point="0" svg:d="M10314 3667l202 1189" svg:viewBox="0 0 203 1190">
          <text:p/>
        </draw:connector>
        <draw:frame draw:style-name="gr47" draw:text-style-name="P62" draw:layer="layout" svg:width="0.921cm" svg:height="0.962cm" svg:x="10.064cm" svg:y="4.856cm">
          <draw:text-box>
            <text:p><text:span text:style-name="T22">C</text:span></text:p>
          </draw:text-box>
        </draw:frame>
        <draw:frame draw:style-name="gr47" draw:text-style-name="P62" draw:layer="layout" svg:width="0.921cm" svg:height="0.962cm" svg:x="11.169cm" svg:y="3.818cm">
          <draw:text-box>
            <text:p><text:span text:style-name="T22">B</text:span></text:p>
          </draw:text-box>
        </draw:frame>
        <draw:frame draw:style-name="gr47" draw:text-style-name="P62" draw:layer="layout" svg:width="0.921cm" svg:height="0.962cm" svg:x="9.862cm" svg:y="3.131cm">
          <draw:text-box>
            <text:p><text:span text:style-name="T22">A</text:span></text:p>
          </draw:text-box>
        </draw:frame>
        <draw:custom-shape draw:style-name="gr63" draw:text-style-name="P58" draw:layer="layout" svg:width="2.863cm" svg:height="3.048cm" svg:x="15.204cm" svg:y="2.9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61" xml:id="id11" draw:id="id11" draw:layer="layout" svg:width="0.904cm" svg:height="0.536cm" svg:x="15.706cm" svg:y="3.2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61" xml:id="id12" draw:id="id12" draw:layer="layout" svg:width="0.904cm" svg:height="0.536cm" svg:x="16.88cm" svg:y="3.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61" xml:id="id13" draw:id="id13" draw:layer="layout" svg:width="0.904cm" svg:height="0.536cm" svg:x="15.908cm" svg:y="4.9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12" draw:layer="layout" draw:type="line" svg:x1="16.61cm" svg:y1="3.501cm" svg:x2="17.332cm" svg:y2="3.92cm" draw:start-shape="id11" draw:start-glue-point="1" draw:end-shape="id12" draw:end-glue-point="0" svg:d="M16610 3501l722 419" svg:viewBox="0 0 723 420">
          <text:p/>
        </draw:connector>
        <draw:connector draw:style-name="gr67" draw:text-style-name="P12" draw:layer="layout" draw:type="line" svg:x1="16.158cm" svg:y1="3.769cm" svg:x2="16.36cm" svg:y2="4.958cm" draw:start-shape="id11" draw:start-glue-point="2" draw:end-shape="id13" draw:end-glue-point="0" svg:d="M16158 3769l202 1189" svg:viewBox="0 0 203 1190">
          <text:p/>
        </draw:connector>
        <draw:frame draw:style-name="gr68" draw:text-style-name="P62" draw:layer="layout" svg:width="0.736cm" svg:height="0.719cm" svg:x="15.908cm" svg:y="4.958cm">
          <draw:text-box>
            <text:p><text:span text:style-name="T22">C</text:span></text:p>
          </draw:text-box>
        </draw:frame>
        <draw:frame draw:style-name="gr47" draw:text-style-name="P62" draw:layer="layout" svg:width="0.921cm" svg:height="0.962cm" svg:x="17.013cm" svg:y="3.92cm">
          <draw:text-box>
            <text:p><text:span text:style-name="T22">B</text:span></text:p>
          </draw:text-box>
        </draw:frame>
        <draw:frame draw:style-name="gr26" draw:text-style-name="P62" draw:layer="layout" svg:width="0.654cm" svg:height="0.645cm" svg:x="15.706cm" svg:y="3.233cm">
          <draw:text-box>
            <text:p><text:span text:style-name="T22">A</text:span></text:p>
          </draw:text-box>
        </draw:frame>
        <draw:frame draw:style-name="gr69" draw:text-style-name="P63" draw:layer="layout" svg:width="2.555cm" svg:height="0.963cm" svg:x="12.224cm" svg:y="0.269cm">
          <draw:text-box>
            <text:p><text:span text:style-name="T23">NIFI Scaling</text:span></text:p>
            <text:p><text:span text:style-name="T23">At Flow Level</text:span></text:p>
          </draw:text-box>
        </draw:frame>
        <draw:frame draw:style-name="gr70" draw:text-style-name="P64" draw:layer="layout" svg:width="2.394cm" svg:height="0.921cm" svg:x="16.108cm" svg:y="2.412cm">
          <draw:text-box>
            <text:p><text:span text:style-name="T24">Flow</text:span></text:p>
          </draw:text-box>
        </draw:frame>
        <draw:frame draw:style-name="gr70" draw:text-style-name="P64" draw:layer="layout" svg:width="2.394cm" svg:height="0.921cm" svg:x="10.23cm" svg:y="2.228cm">
          <draw:text-box>
            <text:p><text:span text:style-name="T24">Flow</text:span></text:p>
          </draw:text-box>
        </draw:frame>
        <draw:frame draw:style-name="gr71" draw:text-style-name="P65" draw:layer="layout" svg:width="2.143cm" svg:height="0.569cm" svg:x="15.54cm" svg:y="5.394cm">
          <draw:text-box>
            <text:p><text:span text:style-name="T25">Processor</text:span></text:p>
          </draw:text-box>
        </draw:frame>
        <draw:frame draw:style-name="gr71" draw:text-style-name="P65" draw:layer="layout" svg:width="6.414cm" svg:height="0.569cm" svg:x="9.761cm" svg:y="5.292cm">
          <draw:text-box>
            <text:p><text:span text:style-name="T25">Processor</text:span></text:p>
          </draw:text-box>
        </draw:frame>
        <draw:frame draw:style-name="gr72" draw:text-style-name="P63" draw:layer="layout" svg:width="3.389cm" svg:height="0.963cm" svg:x="12.227cm" svg:y="7.151cm">
          <draw:text-box>
            <text:p><text:span text:style-name="T23">PYFI Scaling</text:span></text:p>
            <text:p><text:span text:style-name="T23">At Processor Level</text:span></text:p>
          </draw:text-box>
        </draw:frame>
        <draw:g xml:id="id27" draw:id="id27">
          <draw:custom-shape draw:style-name="gr66" draw:text-style-name="P61" draw:layer="layout" svg:width="0.904cm" svg:height="0.536cm" svg:x="8.943cm" svg:y="10.00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6" draw:text-style-name="P62" draw:layer="layout" svg:width="0.654cm" svg:height="0.645cm" svg:x="8.943cm" svg:y="10.007cm">
            <draw:text-box>
              <text:p><text:span text:style-name="T22">A</text:span></text:p>
            </draw:text-box>
          </draw:frame>
        </draw:g>
        <draw:g xml:id="id26" draw:id="id26">
          <draw:custom-shape draw:style-name="gr66" draw:text-style-name="P61" draw:layer="layout" svg:width="0.904cm" svg:height="0.536cm" svg:x="9.865cm" svg:y="8.98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6" draw:text-style-name="P62" draw:layer="layout" svg:width="0.654cm" svg:height="0.645cm" svg:x="9.865cm" svg:y="8.985cm">
            <draw:text-box>
              <text:p><text:span text:style-name="T22">A</text:span></text:p>
            </draw:text-box>
          </draw:frame>
        </draw:g>
        <draw:g xml:id="id20" draw:id="id20">
          <draw:custom-shape draw:style-name="gr66" draw:text-style-name="P61" draw:layer="layout" svg:width="0.904cm" svg:height="0.536cm" svg:x="10.401cm" svg:y="10.00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6" draw:text-style-name="P62" draw:layer="layout" svg:width="0.654cm" svg:height="0.645cm" svg:x="10.401cm" svg:y="10.007cm">
            <draw:text-box>
              <text:p><text:span text:style-name="T22">A</text:span></text:p>
            </draw:text-box>
          </draw:frame>
        </draw:g>
        <draw:g xml:id="id29" draw:id="id29">
          <draw:custom-shape draw:style-name="gr66" draw:text-style-name="P61" draw:layer="layout" svg:width="0.904cm" svg:height="0.536cm" svg:x="9.178cm" svg:y="10.89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6" draw:text-style-name="P62" draw:layer="layout" svg:width="0.654cm" svg:height="0.645cm" svg:x="9.178cm" svg:y="10.895cm">
            <draw:text-box>
              <text:p><text:span text:style-name="T22">A</text:span></text:p>
            </draw:text-box>
          </draw:frame>
        </draw:g>
        <draw:g xml:id="id19" draw:id="id19">
          <draw:custom-shape draw:style-name="gr66" draw:text-style-name="P61" draw:layer="layout" svg:width="0.904cm" svg:height="0.536cm" svg:x="11.372cm" svg:y="9.23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6" draw:text-style-name="P62" draw:layer="layout" svg:width="0.654cm" svg:height="0.645cm" svg:x="11.372cm" svg:y="9.236cm">
            <draw:text-box>
              <text:p><text:span text:style-name="T22">A</text:span></text:p>
            </draw:text-box>
          </draw:frame>
        </draw:g>
        <draw:g xml:id="id28" draw:id="id28">
          <draw:custom-shape draw:style-name="gr66" draw:text-style-name="P61" draw:layer="layout" svg:width="0.904cm" svg:height="0.536cm" svg:x="11.004cm" svg:y="10.8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6" draw:text-style-name="P62" draw:layer="layout" svg:width="0.654cm" svg:height="0.645cm" svg:x="11.004cm" svg:y="10.894cm">
            <draw:text-box>
              <text:p><text:span text:style-name="T22">A</text:span></text:p>
            </draw:text-box>
          </draw:frame>
        </draw:g>
        <draw:custom-shape draw:style-name="gr66" draw:text-style-name="P61" draw:layer="layout" svg:width="0.904cm" svg:height="0.536cm" svg:x="17.13cm" svg:y="8.5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62" draw:layer="layout" svg:width="0.921cm" svg:height="0.962cm" svg:x="17.263cm" svg:y="8.584cm">
          <draw:text-box>
            <text:p><text:span text:style-name="T22">B</text:span></text:p>
          </draw:text-box>
        </draw:frame>
        <draw:g xml:id="id16" draw:id="id16">
          <draw:custom-shape draw:style-name="gr66" draw:text-style-name="P61" draw:layer="layout" svg:width="0.904cm" svg:height="0.536cm" svg:x="17.13cm" svg:y="8.58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7" draw:text-style-name="P62" draw:layer="layout" svg:width="0.921cm" svg:height="0.962cm" svg:x="17.263cm" svg:y="8.584cm">
            <draw:text-box>
              <text:p><text:span text:style-name="T22">B</text:span></text:p>
            </draw:text-box>
          </draw:frame>
        </draw:g>
        <draw:g xml:id="id17" draw:id="id17">
          <draw:custom-shape draw:style-name="gr66" draw:text-style-name="P61" draw:layer="layout" svg:width="0.904cm" svg:height="0.536cm" svg:x="18.77cm" svg:y="8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7" draw:text-style-name="P62" draw:layer="layout" svg:width="0.921cm" svg:height="0.962cm" svg:x="18.903cm" svg:y="8.912cm">
            <draw:text-box>
              <text:p><text:span text:style-name="T22">B</text:span></text:p>
            </draw:text-box>
          </draw:frame>
        </draw:g>
        <draw:g xml:id="id18" draw:id="id18">
          <draw:custom-shape draw:style-name="gr66" draw:text-style-name="P61" draw:layer="layout" svg:width="0.904cm" svg:height="0.536cm" svg:x="19.053cm" svg:y="10.23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7" draw:text-style-name="P62" draw:layer="layout" svg:width="0.921cm" svg:height="0.962cm" svg:x="19.186cm" svg:y="10.234cm">
            <draw:text-box>
              <text:p><text:span text:style-name="T22">B</text:span></text:p>
            </draw:text-box>
          </draw:frame>
        </draw:g>
        <draw:g xml:id="id22" draw:id="id22">
          <draw:custom-shape draw:style-name="gr66" draw:text-style-name="P61" draw:layer="layout" svg:width="0.904cm" svg:height="0.536cm" svg:x="9.394cm" svg:y="13.10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8" draw:text-style-name="P62" draw:layer="layout" svg:width="0.736cm" svg:height="0.719cm" svg:x="9.394cm" svg:y="13.104cm">
            <draw:text-box>
              <text:p><text:span text:style-name="T22">C</text:span></text:p>
            </draw:text-box>
          </draw:frame>
        </draw:g>
        <draw:g xml:id="id23" draw:id="id23">
          <draw:custom-shape draw:style-name="gr66" draw:text-style-name="P61" draw:layer="layout" svg:width="0.904cm" svg:height="0.536cm" svg:x="10.3cm" svg:y="14.36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8" draw:text-style-name="P62" draw:layer="layout" svg:width="0.736cm" svg:height="0.719cm" svg:x="10.3cm" svg:y="14.361cm">
            <draw:text-box>
              <text:p><text:span text:style-name="T22">C</text:span></text:p>
            </draw:text-box>
          </draw:frame>
        </draw:g>
        <draw:custom-shape draw:style-name="gr61" draw:text-style-name="P57" xml:id="id24" draw:id="id24" draw:layer="layout" svg:width="2.542cm" svg:height="2.494cm" svg:x="14.472cm" svg:y="11.834cm">
          <text:p text:style-name="P56"><text:span text:style-name="T20">Message</text:span></text:p>
          <text:p text:style-name="P56"><text:span text:style-name="T20">Bro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67" xml:id="id25" draw:id="id25" draw:layer="layout" svg:width="0.57cm" svg:height="1.708cm" draw:transform="rotate (-1.56416407563732) translate (14.217cm 10.218cm)">
          <text:p text:style-name="P66"><text:span text:style-name="T26">queu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4" draw:text-style-name="P68" xml:id="id14" draw:id="id14" draw:layer="layout" svg:width="0.57cm" svg:height="1.708cm" draw:transform="rotate (-1.56416407563732) translate (17.898cm 10.219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4" draw:text-style-name="P68" xml:id="id21" draw:id="id21" draw:layer="layout" svg:width="0.57cm" svg:height="1.708cm" draw:transform="rotate (-1.56416407563732) translate (12.957cm 13.306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4" draw:text-style-name="P69" draw:layer="layout" svg:width="2.177cm" svg:height="0.607cm" svg:x="12.509cm" svg:y="10.709cm">
          <draw:text-box>
            <text:p><text:span text:style-name="T27">Queue A</text:span></text:p>
          </draw:text-box>
        </draw:frame>
        <draw:frame draw:style-name="gr64" draw:text-style-name="P69" draw:layer="layout" svg:width="2.177cm" svg:height="0.607cm" svg:x="11.153cm" svg:y="12.766cm">
          <draw:text-box>
            <text:p><text:span text:style-name="T27">Queue C</text:span></text:p>
          </draw:text-box>
        </draw:frame>
        <draw:frame draw:style-name="gr64" draw:text-style-name="P69" draw:layer="layout" svg:width="2.177cm" svg:height="0.607cm" svg:x="16.19cm" svg:y="10.8cm">
          <draw:text-box>
            <text:p><text:span text:style-name="T27">Queue B</text:span></text:p>
          </draw:text-box>
        </draw:frame>
        <draw:connector draw:style-name="gr75" draw:text-style-name="P12" xml:id="id15" draw:id="id15" draw:layer="layout" svg:x1="17.043cm" svg:y1="10.223cm" svg:x2="17.043cm" svg:y2="10.223cm" draw:start-shape="id14" draw:start-glue-point="6" draw:end-shape="id14" draw:end-glue-point="6" svg:d="M17043 10223z" svg:viewBox="0 0 1 1">
          <text:p/>
        </draw:connector>
        <draw:connector draw:style-name="gr76" draw:text-style-name="P12" draw:layer="layout" svg:x1="17.043cm" svg:y1="10.223cm" svg:x2="17.13cm" svg:y2="9.065cm" draw:start-shape="id15" draw:start-glue-point="0" draw:end-shape="id16" draw:end-glue-point="3" svg:d="M17043 10223h-501v-1158h588" svg:viewBox="0 0 589 1159">
          <text:p/>
        </draw:connector>
        <draw:connector draw:style-name="gr77" draw:text-style-name="P12" draw:layer="layout" svg:x1="17.043cm" svg:y1="10.223cm" svg:x2="18.77cm" svg:y2="9.393cm" draw:start-shape="id15" draw:start-glue-point="0" draw:end-shape="id17" svg:d="M17043 10223h864v-830h863" svg:viewBox="0 0 1728 831">
          <text:p/>
        </draw:connector>
        <draw:connector draw:style-name="gr78" draw:text-style-name="P12" draw:layer="layout" svg:x1="17.899cm" svg:y1="10.502cm" svg:x2="19.58cm" svg:y2="10.234cm" draw:start-shape="id14" draw:start-glue-point="5" draw:end-shape="id18" draw:end-glue-point="0" svg:d="M17899 10502h578v-769h1103v501" svg:viewBox="0 0 1682 770">
          <text:p/>
        </draw:connector>
        <draw:connector draw:style-name="gr79" draw:text-style-name="P12" draw:layer="layout" draw:type="line" svg:x1="12.526cm" svg:y1="10.513cm" svg:x2="12.276cm" svg:y2="9.558cm" draw:end-shape="id19" svg:d="M12526 10513l-250-955" svg:viewBox="0 0 251 956">
          <text:p/>
        </draw:connector>
        <draw:connector draw:style-name="gr80" draw:text-style-name="P12" draw:layer="layout" draw:type="line" svg:x1="12.526cm" svg:y1="10.513cm" svg:x2="11.305cm" svg:y2="10.329cm" draw:end-shape="id20" draw:end-glue-point="1" svg:d="M12526 10513l-1221-184" svg:viewBox="0 0 1222 185">
          <text:p/>
        </draw:connector>
        <draw:connector draw:style-name="gr81" draw:text-style-name="P12" draw:layer="layout" draw:type="line" svg:x1="12.526cm" svg:y1="10.513cm" svg:x2="11.81cm" svg:y2="11.216cm" svg:d="M12526 10513l-716 703" svg:viewBox="0 0 717 704">
          <text:p/>
        </draw:connector>
        <draw:connector draw:style-name="gr82" draw:text-style-name="P12" draw:layer="layout" draw:type="line" svg:x1="11.249cm" svg:y1="13.601cm" svg:x2="10.298cm" svg:y2="13.463cm" draw:start-shape="id21" draw:start-glue-point="7" draw:end-shape="id22" draw:end-glue-point="1" svg:d="M11249 13601l-951-138" svg:viewBox="0 0 952 139">
          <text:p/>
        </draw:connector>
        <draw:connector draw:style-name="gr83" draw:text-style-name="P12" draw:layer="layout" draw:type="line" svg:x1="11.249cm" svg:y1="13.601cm" svg:x2="10.752cm" svg:y2="14.361cm" draw:start-shape="id21" draw:start-glue-point="7" draw:end-shape="id23" draw:end-glue-point="0" svg:d="M11249 13601l-497 760" svg:viewBox="0 0 498 761">
          <text:p/>
        </draw:connector>
        <draw:connector draw:style-name="gr84" draw:text-style-name="P12" draw:layer="layout" draw:type="lines" svg:x1="15.743cm" svg:y1="11.834cm" svg:x2="14.218cm" svg:y2="10.501cm" draw:start-shape="id24" draw:start-glue-point="4" draw:end-shape="id25" draw:end-glue-point="5" svg:d="M15743 11834v-501l-1023-832h-502" svg:viewBox="0 0 1526 1334">
          <text:p/>
        </draw:connector>
        <draw:connector draw:style-name="gr85" draw:text-style-name="P12" draw:layer="layout" draw:type="lines" svg:x1="15.743cm" svg:y1="11.834cm" svg:x2="16.192cm" svg:y2="10.515cm" draw:start-shape="id24" draw:start-glue-point="4" draw:end-shape="id14" svg:d="M15743 11834v-501l-53-818h502" svg:viewBox="0 0 503 1320">
          <text:p/>
        </draw:connector>
        <draw:connector draw:style-name="gr86" draw:text-style-name="P12" draw:layer="layout" draw:type="lines" svg:x1="14.472cm" svg:y1="13.081cm" svg:x2="12.958cm" svg:y2="13.589cm" draw:start-shape="id24" draw:start-glue-point="6" draw:end-shape="id21" draw:end-glue-point="5" svg:d="M14472 13081h-501l-511 508h-502" svg:viewBox="0 0 1515 509">
          <text:p/>
        </draw:connector>
        <draw:connector draw:style-name="gr87" draw:text-style-name="P12" draw:layer="layout" draw:type="line" svg:x1="11.372cm" svg:y1="9.558cm" svg:x2="10.769cm" svg:y2="9.307cm" draw:start-shape="id19" draw:start-glue-point="3" draw:end-shape="id26" svg:d="M11372 9558l-603-251" svg:viewBox="0 0 604 252">
          <text:p/>
        </draw:connector>
        <draw:connector draw:style-name="gr87" draw:text-style-name="P12" draw:layer="layout" draw:type="line" svg:x1="10.401cm" svg:y1="10.329cm" svg:x2="9.847cm" svg:y2="10.329cm" draw:start-shape="id20" draw:start-glue-point="3" draw:end-shape="id27" draw:end-glue-point="1" svg:d="M10401 10329h-554" svg:viewBox="0 0 555 1">
          <text:p/>
        </draw:connector>
        <draw:connector draw:style-name="gr87" draw:text-style-name="P12" draw:layer="layout" draw:type="line" svg:x1="11.004cm" svg:y1="11.216cm" svg:x2="10.082cm" svg:y2="11.217cm" draw:start-shape="id28" draw:start-glue-point="3" draw:end-shape="id29" draw:end-glue-point="1" svg:d="M11004 11216l-922 1" svg:viewBox="0 0 923 2">
          <text:p/>
        </draw:connector>
        <draw:frame draw:style-name="gr88" draw:text-style-name="P65" draw:layer="layout" svg:width="1.099cm" svg:height="0.569cm" svg:x="16.941cm" svg:y="8.081cm">
          <draw:text-box>
            <text:p><text:span text:style-name="T25">CPU</text:span></text:p>
          </draw:text-box>
        </draw:frame>
        <draw:frame draw:style-name="gr88" draw:text-style-name="P65" draw:layer="layout" svg:width="1.099cm" svg:height="0.569cm" svg:x="18.581cm" svg:y="8.366cm">
          <draw:text-box>
            <text:p><text:span text:style-name="T25">CPU</text:span></text:p>
          </draw:text-box>
        </draw:frame>
        <draw:frame draw:style-name="gr88" draw:text-style-name="P65" draw:layer="layout" svg:width="1.099cm" svg:height="0.569cm" svg:x="11.247cm" svg:y="8.662cm">
          <draw:text-box>
            <text:p><text:span text:style-name="T25">CPU</text:span></text:p>
          </draw:text-box>
        </draw:frame>
        <draw:frame draw:style-name="gr88" draw:text-style-name="P65" draw:layer="layout" svg:width="1.099cm" svg:height="0.569cm" svg:x="9.706cm" svg:y="8.467cm">
          <draw:text-box>
            <text:p><text:span text:style-name="T25">CPU</text:span></text:p>
          </draw:text-box>
        </draw:frame>
        <draw:frame draw:style-name="gr88" draw:text-style-name="P65" draw:layer="layout" svg:width="1.099cm" svg:height="0.569cm" svg:x="9.187cm" svg:y="12.637cm">
          <draw:text-box>
            <text:p><text:span text:style-name="T25">CPU</text:span></text:p>
          </draw:text-box>
        </draw:frame>
        <presentation:notes draw:style-name="dp2">
          <draw:page-thumbnail draw:style-name="gr29" draw:layer="layout" svg:width="18.624cm" svg:height="10.476cm" svg:x="1.482cm" svg:y="2.123cm" draw:page-number="6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g>
          <draw:custom-shape draw:style-name="gr89" draw:text-style-name="P70" draw:layer="layout" svg:width="19.435cm" svg:height="3.127cm" svg:x="5.862cm" svg:y="7.372cm">
            <text:p/>
            <draw:enhanced-geometry svg:viewBox="0 0 21600 21600" draw:mirror-vertical="false" draw:mirror-horizontal="false" draw:glue-points="?f7 0 ?f6 ?f1 0 ?f10 ?f6 21600 ?f4 ?f10 21600 ?f9" draw:path-stretchpoint-x="10800" draw:path-stretchpoint-y="10800" draw:text-areas="0 ?f1 ?f4 ?f12" draw:type="cube" draw:modifiers="20039.3861892583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frame draw:style-name="gr90" draw:text-style-name="P71" draw:layer="layout" svg:width="6.468cm" svg:height="1.673cm" svg:x="11.641cm" svg:y="9.423cm">
            <draw:text-box>
              <text:p><text:span text:style-name="T28">Server Network</text:span></text:p>
            </draw:text-box>
          </draw:frame>
        </draw:g>
        <draw:custom-shape draw:style-name="gr91" draw:text-style-name="P72" xml:id="id30" draw:id="id30" draw:layer="layout" svg:width="2.411cm" svg:height="1.595cm" svg:x="8.202cm" svg:y="7.71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2" draw:text-style-name="P72" xml:id="id31" draw:id="id31" draw:layer="layout" svg:width="1.822cm" svg:height="1.052cm" svg:x="12.303cm" svg:y="7.04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3" draw:text-style-name="P72" xml:id="id33" draw:id="id33" draw:layer="layout" svg:width="2.336cm" svg:height="1.447cm" svg:x="19.065cm" svg:y="8.11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4" draw:text-style-name="P72" xml:id="id34" draw:id="id34" draw:layer="layout" svg:width="1.102cm" svg:height="0.802cm" svg:x="19.579cm" svg:y="6.9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5" draw:text-style-name="P72" xml:id="id32" draw:id="id32" draw:layer="layout" svg:width="2.087cm" svg:height="1.301cm" svg:x="15.066cm" svg:y="7.45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96" draw:text-style-name="P12" draw:layer="layout" draw:type="line" svg:x1="10.613cm" svg:y1="8.315cm" svg:x2="12.303cm" svg:y2="7.699cm" draw:start-shape="id30" draw:start-glue-point="9" draw:end-shape="id31" draw:end-glue-point="6" svg:d="M10613 8315l1690-616" svg:viewBox="0 0 1691 617">
          <text:p/>
        </draw:connector>
        <draw:connector draw:style-name="gr96" draw:text-style-name="P12" draw:layer="layout" draw:type="line" svg:x1="10.215cm" svg:y1="8.714cm" svg:x2="15.066cm" svg:y2="8.266cm" draw:start-shape="id30" draw:start-glue-point="8" draw:end-shape="id32" draw:end-glue-point="6" svg:d="M10215 8714l4851-448" svg:viewBox="0 0 4852 449">
          <text:p/>
        </draw:connector>
        <draw:connector draw:style-name="gr96" draw:text-style-name="P12" draw:layer="layout" draw:type="line" svg:x1="14.125cm" svg:y1="7.435cm" svg:x2="15.066cm" svg:y2="8.266cm" draw:start-shape="id31" draw:start-glue-point="9" draw:end-shape="id32" draw:end-glue-point="6" svg:d="M14125 7435l941 831" svg:viewBox="0 0 942 832">
          <text:p/>
        </draw:connector>
        <draw:connector draw:style-name="gr96" draw:text-style-name="P12" draw:layer="layout" draw:type="line" svg:x1="16.828cm" svg:y1="8.266cm" svg:x2="19.065cm" svg:y2="9.02cm" draw:start-shape="id32" draw:start-glue-point="8" draw:end-shape="id33" draw:end-glue-point="6" svg:d="M16828 8266l2237 754" svg:viewBox="0 0 2238 755">
          <text:p/>
        </draw:connector>
        <draw:connector draw:style-name="gr96" draw:text-style-name="P12" draw:layer="layout" draw:type="line" svg:x1="17.153cm" svg:y1="7.941cm" svg:x2="19.579cm" svg:y2="7.498cm" draw:start-shape="id32" draw:start-glue-point="9" draw:end-shape="id34" draw:end-glue-point="6" svg:d="M17153 7941l2426-443" svg:viewBox="0 0 2427 444">
          <text:p/>
        </draw:connector>
        <draw:connector draw:style-name="gr96" draw:text-style-name="P12" draw:layer="layout" draw:type="line" svg:x1="17.153cm" svg:y1="7.942cm" svg:x2="19.065cm" svg:y2="9.02cm" draw:end-shape="id33" draw:end-glue-point="6" svg:d="M17153 7942l1912 1078" svg:viewBox="0 0 1913 1079">
          <text:p/>
        </draw:connector>
        <draw:frame draw:style-name="gr97" draw:text-style-name="P73" draw:layer="layout" svg:width="2.543cm" svg:height="0.526cm" svg:x="8.553cm" svg:y="8.786cm">
          <draw:text-box>
            <text:p><text:span text:style-name="T29">server</text:span></text:p>
          </draw:text-box>
        </draw:frame>
        <draw:frame draw:style-name="gr97" draw:text-style-name="P73" draw:layer="layout" svg:width="2.543cm" svg:height="0.526cm" svg:x="15.375cm" svg:y="8.266cm">
          <draw:text-box>
            <text:p><text:span text:style-name="T29">server</text:span></text:p>
          </draw:text-box>
        </draw:frame>
        <draw:frame draw:style-name="gr97" draw:text-style-name="P73" draw:layer="layout" svg:width="2.543cm" svg:height="0.526cm" svg:x="19.475cm" svg:y="9.036cm">
          <draw:text-box>
            <text:p><text:span text:style-name="T29">server</text:span></text:p>
          </draw:text-box>
        </draw:frame>
        <presentation:notes draw:style-name="dp2">
          <draw:page-thumbnail draw:style-name="gr29" draw:layer="layout" svg:width="18.624cm" svg:height="10.476cm" svg:x="1.482cm" svg:y="2.123cm" draw:page-number="7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custom-shape draw:style-name="gr89" draw:text-style-name="P70" draw:layer="layout" svg:width="19.435cm" svg:height="3.127cm" svg:x="5.862cm" svg:y="7.372cm">
          <text:p/>
          <draw:enhanced-geometry svg:viewBox="0 0 21600 21600" draw:mirror-vertical="false" draw:mirror-horizontal="false" draw:glue-points="?f7 0 ?f6 ?f1 0 ?f10 ?f6 21600 ?f4 ?f10 21600 ?f9" draw:path-stretchpoint-x="10800" draw:path-stretchpoint-y="10800" draw:text-areas="0 ?f1 ?f4 ?f12" draw:type="cube" draw:modifiers="20039.386189258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8" draw:text-style-name="P74" draw:layer="layout" svg:width="19.435cm" svg:height="3.127cm" svg:x="4.597cm" svg:y="6.108cm">
          <text:p/>
          <draw:enhanced-geometry svg:viewBox="0 0 21600 21600" draw:mirror-vertical="false" draw:mirror-horizontal="false" draw:glue-points="?f7 0 ?f6 ?f1 0 ?f10 ?f6 21600 ?f4 ?f10 21600 ?f9" draw:path-stretchpoint-x="10800" draw:path-stretchpoint-y="10800" draw:text-areas="0 ?f1 ?f4 ?f12" draw:type="cube" draw:modifiers="20039.386189258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90" draw:text-style-name="P71" draw:layer="layout" svg:width="6.468cm" svg:height="1.673cm" svg:x="11.641cm" svg:y="9.423cm">
          <draw:text-box>
            <text:p><text:span text:style-name="T28">Server Network</text:span></text:p>
          </draw:text-box>
        </draw:frame>
        <draw:custom-shape draw:style-name="gr99" draw:text-style-name="P68" xml:id="id35" draw:id="id35" draw:layer="layout" svg:width="2.411cm" svg:height="1.595cm" svg:x="7.365cm" svg:y="6.74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0" draw:text-style-name="P68" xml:id="id36" draw:id="id36" draw:layer="layout" svg:width="1.822cm" svg:height="1.052cm" svg:x="11.466cm" svg:y="6.06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1" draw:text-style-name="P68" xml:id="id38" draw:id="id38" draw:layer="layout" svg:width="2.336cm" svg:height="1.447cm" svg:x="18.228cm" svg:y="7.14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2" draw:text-style-name="P68" xml:id="id39" draw:id="id39" draw:layer="layout" svg:width="1.102cm" svg:height="0.802cm" svg:x="18.742cm" svg:y="6.02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3" draw:text-style-name="P68" xml:id="id37" draw:id="id37" draw:layer="layout" svg:width="2.087cm" svg:height="1.301cm" svg:x="14.229cm" svg:y="6.47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96" draw:text-style-name="P12" draw:layer="layout" draw:type="line" svg:x1="9.776cm" svg:y1="7.341cm" svg:x2="11.466cm" svg:y2="6.725cm" draw:start-shape="id35" draw:start-glue-point="9" draw:end-shape="id36" draw:end-glue-point="6" svg:d="M9776 7341l1690-616" svg:viewBox="0 0 1691 617">
          <text:p/>
        </draw:connector>
        <draw:connector draw:style-name="gr96" draw:text-style-name="P12" draw:layer="layout" draw:type="line" svg:x1="9.378cm" svg:y1="7.74cm" svg:x2="14.229cm" svg:y2="7.292cm" draw:start-shape="id35" draw:start-glue-point="8" draw:end-shape="id37" draw:end-glue-point="6" svg:d="M9378 7740l4851-448" svg:viewBox="0 0 4852 449">
          <text:p/>
        </draw:connector>
        <draw:connector draw:style-name="gr96" draw:text-style-name="P12" draw:layer="layout" draw:type="line" svg:x1="13.288cm" svg:y1="6.461cm" svg:x2="14.229cm" svg:y2="7.292cm" draw:start-shape="id36" draw:start-glue-point="9" draw:end-shape="id37" draw:end-glue-point="6" svg:d="M13288 6461l941 831" svg:viewBox="0 0 942 832">
          <text:p/>
        </draw:connector>
        <draw:connector draw:style-name="gr96" draw:text-style-name="P12" draw:layer="layout" draw:type="line" svg:x1="15.991cm" svg:y1="7.292cm" svg:x2="18.228cm" svg:y2="8.046cm" draw:start-shape="id37" draw:start-glue-point="8" draw:end-shape="id38" draw:end-glue-point="6" svg:d="M15991 7292l2237 754" svg:viewBox="0 0 2238 755">
          <text:p/>
        </draw:connector>
        <draw:connector draw:style-name="gr96" draw:text-style-name="P12" draw:layer="layout" draw:type="line" svg:x1="16.316cm" svg:y1="6.967cm" svg:x2="18.742cm" svg:y2="6.524cm" draw:start-shape="id37" draw:start-glue-point="9" draw:end-shape="id39" draw:end-glue-point="6" svg:d="M16316 6967l2426-443" svg:viewBox="0 0 2427 444">
          <text:p/>
        </draw:connector>
        <draw:connector draw:style-name="gr96" draw:text-style-name="P12" draw:layer="layout" draw:type="line" svg:x1="16.316cm" svg:y1="6.968cm" svg:x2="18.228cm" svg:y2="8.046cm" draw:end-shape="id38" draw:end-glue-point="6" svg:d="M16316 6968l1912 1078" svg:viewBox="0 0 1913 1079">
          <text:p/>
        </draw:connector>
        <draw:frame draw:style-name="gr97" draw:text-style-name="P75" draw:layer="layout" svg:width="2.543cm" svg:height="0.526cm" svg:x="7.644cm" svg:y="6.725cm">
          <draw:text-box>
            <text:p><text:span text:style-name="T30">broker</text:span></text:p>
          </draw:text-box>
        </draw:frame>
        <draw:frame draw:style-name="gr97" draw:text-style-name="P75" draw:layer="layout" svg:width="2.543cm" svg:height="0.526cm" svg:x="18.581cm" svg:y="7.141cm">
          <draw:text-box>
            <text:p><text:span text:style-name="T30">broker</text:span></text:p>
          </draw:text-box>
        </draw:frame>
        <draw:frame draw:style-name="gr97" draw:text-style-name="P75" draw:layer="layout" svg:width="2.543cm" svg:height="0.526cm" svg:x="14.436cm" svg:y="6.441cm">
          <draw:text-box>
            <text:p><text:span text:style-name="T30">broker</text:span></text:p>
          </draw:text-box>
        </draw:frame>
        <draw:g>
          <draw:custom-shape draw:style-name="gr104" draw:text-style-name="P76" draw:layer="layout" svg:width="0.412cm" svg:height="1.176cm" draw:transform="rotate (-1.5707963267949) translate (8.988cm 7.372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05" draw:text-style-name="P77" draw:layer="layout" svg:width="1.095cm" svg:height="0.49cm" svg:x="7.706cm" svg:y="7.372cm">
            <draw:text-box>
              <text:p><text:span text:style-name="T31">queue</text:span></text:p>
            </draw:text-box>
          </draw:frame>
        </draw:g>
        <draw:g>
          <draw:custom-shape draw:style-name="gr104" draw:text-style-name="P76" draw:layer="layout" svg:width="0.412cm" svg:height="1.176cm" draw:transform="rotate (-1.5707963267949) translate (8.988cm 7.862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05" draw:text-style-name="P77" draw:layer="layout" svg:width="1.095cm" svg:height="0.49cm" svg:x="7.706cm" svg:y="7.862cm">
            <draw:text-box>
              <text:p><text:span text:style-name="T31">queue</text:span></text:p>
            </draw:text-box>
          </draw:frame>
        </draw:g>
        <draw:g>
          <draw:custom-shape draw:style-name="gr104" draw:text-style-name="P76" draw:layer="layout" svg:width="0.412cm" svg:height="1.176cm" draw:transform="rotate (-1.5707963267949) translate (12.913cm 6.551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05" draw:text-style-name="P77" draw:layer="layout" svg:width="1.095cm" svg:height="0.49cm" svg:x="11.631cm" svg:y="6.551cm">
            <draw:text-box>
              <text:p><text:span text:style-name="T31">queue</text:span></text:p>
            </draw:text-box>
          </draw:frame>
        </draw:g>
        <draw:g>
          <draw:custom-shape draw:style-name="gr104" draw:text-style-name="P76" draw:layer="layout" svg:width="0.412cm" svg:height="1.176cm" draw:transform="rotate (-1.5707963267949) translate (15.72cm 7.08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05" draw:text-style-name="P77" draw:layer="layout" svg:width="1.095cm" svg:height="0.49cm" svg:x="14.438cm" svg:y="7.08cm">
            <draw:text-box>
              <text:p><text:span text:style-name="T31">queue</text:span></text:p>
            </draw:text-box>
          </draw:frame>
        </draw:g>
        <draw:g>
          <draw:custom-shape draw:style-name="gr104" draw:text-style-name="P76" draw:layer="layout" svg:width="0.412cm" svg:height="1.176cm" draw:transform="rotate (-1.5707963267949) translate (19.863cm 7.667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05" draw:text-style-name="P77" draw:layer="layout" svg:width="1.095cm" svg:height="0.49cm" svg:x="18.581cm" svg:y="7.667cm">
            <draw:text-box>
              <text:p><text:span text:style-name="T31">queue</text:span></text:p>
            </draw:text-box>
          </draw:frame>
        </draw:g>
        <draw:g>
          <draw:custom-shape draw:style-name="gr104" draw:text-style-name="P76" draw:layer="layout" svg:width="0.412cm" svg:height="1.176cm" draw:transform="rotate (-1.5707963267949) translate (19.863cm 8.157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05" draw:text-style-name="P77" draw:layer="layout" svg:width="1.095cm" svg:height="0.49cm" svg:x="18.581cm" svg:y="8.157cm">
            <draw:text-box>
              <text:p><text:span text:style-name="T31">queue</text:span></text:p>
            </draw:text-box>
          </draw:frame>
        </draw:g>
        <draw:frame draw:style-name="gr97" draw:text-style-name="P75" draw:layer="layout" svg:width="2.543cm" svg:height="0.526cm" svg:x="11.791cm" svg:y="5.953cm">
          <draw:text-box>
            <text:p><text:span text:style-name="T30">broker</text:span></text:p>
          </draw:text-box>
        </draw:frame>
        <draw:frame draw:style-name="gr97" draw:text-style-name="P75" draw:layer="layout" svg:width="2.543cm" svg:height="0.526cm" svg:x="18.583cm" svg:y="6.108cm">
          <draw:text-box>
            <text:p><text:span text:style-name="T30">broker</text:span></text:p>
          </draw:text-box>
        </draw:frame>
        <draw:frame draw:style-name="gr106" draw:text-style-name="P71" draw:layer="layout" svg:width="5.322cm" svg:height="0.793cm" svg:x="10.921cm" svg:y="8.265cm">
          <draw:text-box>
            <text:p><text:span text:style-name="T28">Message Network</text:span></text:p>
          </draw:text-box>
        </draw:frame>
        <presentation:notes draw:style-name="dp2">
          <draw:page-thumbnail draw:style-name="gr29" draw:layer="layout" svg:width="18.624cm" svg:height="10.476cm" svg:x="1.482cm" svg:y="2.123cm" draw:page-number="8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custom-shape draw:style-name="gr89" draw:text-style-name="P70" draw:layer="layout" svg:width="19.435cm" svg:height="3.127cm" svg:x="5.862cm" svg:y="7.372cm">
          <text:p/>
          <draw:enhanced-geometry svg:viewBox="0 0 21600 21600" draw:mirror-vertical="false" draw:mirror-horizontal="false" draw:glue-points="?f7 0 ?f6 ?f1 0 ?f10 ?f6 21600 ?f4 ?f10 21600 ?f9" draw:path-stretchpoint-x="10800" draw:path-stretchpoint-y="10800" draw:text-areas="0 ?f1 ?f4 ?f12" draw:type="cube" draw:modifiers="20039.386189258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8" draw:text-style-name="P74" draw:layer="layout" svg:width="19.435cm" svg:height="3.127cm" svg:x="4.598cm" svg:y="6.108cm">
          <text:p/>
          <draw:enhanced-geometry svg:viewBox="0 0 21600 21600" draw:mirror-vertical="false" draw:mirror-horizontal="false" draw:glue-points="?f7 0 ?f6 ?f1 0 ?f10 ?f6 21600 ?f4 ?f10 21600 ?f9" draw:path-stretchpoint-x="10800" draw:path-stretchpoint-y="10800" draw:text-areas="0 ?f1 ?f4 ?f12" draw:type="cube" draw:modifiers="20039.386189258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7" draw:text-style-name="P78" draw:layer="layout" svg:width="19.435cm" svg:height="3.127cm" svg:x="3.347cm" svg:y="4.872cm">
          <text:p/>
          <draw:enhanced-geometry svg:viewBox="0 0 21600 21600" draw:mirror-vertical="false" draw:mirror-horizontal="false" draw:glue-points="?f7 0 ?f6 ?f1 0 ?f10 ?f6 21600 ?f4 ?f10 21600 ?f9" draw:path-stretchpoint-x="10800" draw:path-stretchpoint-y="10800" draw:text-areas="0 ?f1 ?f4 ?f12" draw:type="cube" draw:modifiers="20039.386189258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90" draw:text-style-name="P71" draw:layer="layout" svg:width="6.468cm" svg:height="1.673cm" svg:x="11.642cm" svg:y="9.424cm">
          <draw:text-box>
            <text:p><text:span text:style-name="T28">Server Network</text:span></text:p>
          </draw:text-box>
        </draw:frame>
        <draw:frame draw:style-name="gr106" draw:text-style-name="P71" draw:layer="layout" svg:width="5.322cm" svg:height="0.793cm" svg:x="10.921cm" svg:y="8.264cm">
          <draw:text-box>
            <text:p><text:span text:style-name="T28">Message Network</text:span></text:p>
          </draw:text-box>
        </draw:frame>
        <draw:frame draw:style-name="gr108" draw:text-style-name="P79" draw:layer="layout" svg:width="6.236cm" svg:height="1.335cm" svg:x="10.125cm" svg:y="6.975cm">
          <draw:text-box>
            <text:p><text:span text:style-name="T32">Task Network</text:span></text:p>
          </draw:text-box>
        </draw:frame>
        <draw:custom-shape draw:style-name="gr109" draw:text-style-name="P80" xml:id="id40" draw:id="id40" draw:layer="layout" svg:width="2.411cm" svg:height="1.595cm" svg:x="6.454cm" svg:y="5.15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0" draw:text-style-name="P80" xml:id="id41" draw:id="id41" draw:layer="layout" svg:width="1.822cm" svg:height="1.052cm" svg:x="10.555cm" svg:y="4.4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1" draw:text-style-name="P80" xml:id="id43" draw:id="id43" draw:layer="layout" svg:width="2.336cm" svg:height="1.447cm" svg:x="17.317cm" svg:y="5.55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2" draw:text-style-name="P80" xml:id="id44" draw:id="id44" draw:layer="layout" svg:width="1.102cm" svg:height="0.802cm" svg:x="17.831cm" svg:y="4.43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3" draw:text-style-name="P80" xml:id="id42" draw:id="id42" draw:layer="layout" svg:width="2.087cm" svg:height="1.301cm" svg:x="13.318cm" svg:y="4.89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96" draw:text-style-name="P12" draw:layer="layout" draw:type="line" svg:x1="8.865cm" svg:y1="5.754cm" svg:x2="10.555cm" svg:y2="5.138cm" draw:start-shape="id40" draw:start-glue-point="9" draw:end-shape="id41" draw:end-glue-point="6" svg:d="M8865 5754l1690-616" svg:viewBox="0 0 1691 617">
          <text:p/>
        </draw:connector>
        <draw:connector draw:style-name="gr96" draw:text-style-name="P12" draw:layer="layout" draw:type="line" svg:x1="8.467cm" svg:y1="6.153cm" svg:x2="13.318cm" svg:y2="5.705cm" draw:start-shape="id40" draw:start-glue-point="8" draw:end-shape="id42" draw:end-glue-point="6" svg:d="M8467 6153l4851-448" svg:viewBox="0 0 4852 449">
          <text:p/>
        </draw:connector>
        <draw:connector draw:style-name="gr96" draw:text-style-name="P12" draw:layer="layout" draw:type="line" svg:x1="12.377cm" svg:y1="4.874cm" svg:x2="13.318cm" svg:y2="5.705cm" draw:start-shape="id41" draw:start-glue-point="9" draw:end-shape="id42" draw:end-glue-point="6" svg:d="M12377 4874l941 831" svg:viewBox="0 0 942 832">
          <text:p/>
        </draw:connector>
        <draw:connector draw:style-name="gr96" draw:text-style-name="P12" draw:layer="layout" draw:type="line" svg:x1="15.08cm" svg:y1="5.705cm" svg:x2="17.317cm" svg:y2="6.459cm" draw:start-shape="id42" draw:start-glue-point="8" draw:end-shape="id43" draw:end-glue-point="6" svg:d="M15080 5705l2237 754" svg:viewBox="0 0 2238 755">
          <text:p/>
        </draw:connector>
        <draw:connector draw:style-name="gr96" draw:text-style-name="P12" draw:layer="layout" draw:type="line" svg:x1="15.405cm" svg:y1="5.38cm" svg:x2="17.831cm" svg:y2="4.937cm" draw:start-shape="id42" draw:start-glue-point="9" draw:end-shape="id44" draw:end-glue-point="6" svg:d="M15405 5380l2426-443" svg:viewBox="0 0 2427 444">
          <text:p/>
        </draw:connector>
        <draw:connector draw:style-name="gr96" draw:text-style-name="P12" draw:layer="layout" draw:type="line" svg:x1="15.405cm" svg:y1="5.381cm" svg:x2="17.317cm" svg:y2="6.459cm" draw:end-shape="id43" draw:end-glue-point="6" svg:d="M15405 5381l1912 1078" svg:viewBox="0 0 1913 1079">
          <text:p/>
        </draw:connector>
        <draw:frame draw:style-name="gr97" draw:text-style-name="P75" draw:layer="layout" svg:width="2.543cm" svg:height="0.526cm" svg:x="6.733cm" svg:y="5.138cm">
          <draw:text-box>
            <text:p><text:span text:style-name="T30">worker</text:span></text:p>
          </draw:text-box>
        </draw:frame>
        <draw:g>
          <draw:custom-shape draw:style-name="gr104" draw:text-style-name="P76" draw:layer="layout" svg:width="0.412cm" svg:height="1.176cm" draw:transform="rotate (-1.5707963267949) translate (10.238cm 5.215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05" draw:text-style-name="P77" draw:layer="layout" svg:width="1.095cm" svg:height="0.49cm" svg:x="8.956cm" svg:y="5.215cm">
            <draw:text-box>
              <text:p><text:span text:style-name="T31">queue</text:span></text:p>
            </draw:text-box>
          </draw:frame>
        </draw:g>
        <draw:g>
          <draw:custom-shape draw:style-name="gr104" draw:text-style-name="P76" draw:layer="layout" svg:width="0.412cm" svg:height="1.176cm" draw:transform="rotate (-1.5707963267949) translate (11.414cm 5.705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05" draw:text-style-name="P77" draw:layer="layout" svg:width="1.095cm" svg:height="0.49cm" svg:x="10.132cm" svg:y="5.705cm">
            <draw:text-box>
              <text:p><text:span text:style-name="T31">queue</text:span></text:p>
            </draw:text-box>
          </draw:frame>
        </draw:g>
        <draw:g>
          <draw:custom-shape draw:style-name="gr104" draw:text-style-name="P76" draw:layer="layout" svg:width="0.412cm" svg:height="1.176cm" draw:transform="rotate (-1.5707963267949) translate (16.911cm 5.846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05" draw:text-style-name="P77" draw:layer="layout" svg:width="1.095cm" svg:height="0.49cm" svg:x="15.629cm" svg:y="5.846cm">
            <draw:text-box>
              <text:p><text:span text:style-name="T31">queue</text:span></text:p>
            </draw:text-box>
          </draw:frame>
        </draw:g>
        <draw:g>
          <draw:custom-shape draw:style-name="gr104" draw:text-style-name="P76" draw:layer="layout" svg:width="0.412cm" svg:height="1.176cm" draw:transform="rotate (-1.5707963267949) translate (17.22cm 4.937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05" draw:text-style-name="P77" draw:layer="layout" svg:width="1.095cm" svg:height="0.49cm" svg:x="15.938cm" svg:y="4.937cm">
            <draw:text-box>
              <text:p><text:span text:style-name="T31">queue</text:span></text:p>
            </draw:text-box>
          </draw:frame>
        </draw:g>
        <draw:custom-shape draw:style-name="gr114" draw:text-style-name="P82" draw:layer="layout" svg:width="1.132cm" svg:height="0.735cm" svg:x="6.969cm" svg:y="5.781cm">
          <text:p text:style-name="P81"><text:span text:style-name="T33">tasks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4" draw:text-style-name="P82" draw:layer="layout" svg:width="1.132cm" svg:height="0.735cm" svg:x="13.672cm" svg:y="5.373cm">
          <text:p text:style-name="P81"><text:span text:style-name="T33">tasks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4" draw:text-style-name="P82" draw:layer="layout" svg:width="1.132cm" svg:height="0.735cm" svg:x="17.759cm" svg:y="6.108cm">
          <text:p text:style-name="P81"><text:span text:style-name="T33">tasks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97" draw:text-style-name="P75" draw:layer="layout" svg:width="2.543cm" svg:height="0.526cm" svg:x="13.643cm" svg:y="4.823cm">
          <draw:text-box>
            <text:p><text:span text:style-name="T30">worker</text:span></text:p>
          </draw:text-box>
        </draw:frame>
        <draw:frame draw:style-name="gr97" draw:text-style-name="P75" draw:layer="layout" svg:width="2.543cm" svg:height="0.526cm" svg:x="17.685cm" svg:y="5.461cm">
          <draw:text-box>
            <text:p><text:span text:style-name="T30">worker</text:span></text:p>
          </draw:text-box>
        </draw:frame>
        <presentation:notes draw:style-name="dp2">
          <draw:page-thumbnail draw:style-name="gr29" draw:layer="layout" svg:width="18.624cm" svg:height="10.476cm" svg:x="1.482cm" svg:y="2.123cm" draw:page-number="9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custom-shape draw:style-name="gr89" draw:text-style-name="P70" draw:layer="layout" svg:width="19.435cm" svg:height="3.127cm" svg:x="5.862cm" svg:y="7.372cm">
          <text:p/>
          <draw:enhanced-geometry svg:viewBox="0 0 21600 21600" draw:mirror-vertical="false" draw:mirror-horizontal="false" draw:glue-points="?f7 0 ?f6 ?f1 0 ?f10 ?f6 21600 ?f4 ?f10 21600 ?f9" draw:path-stretchpoint-x="10800" draw:path-stretchpoint-y="10800" draw:text-areas="0 ?f1 ?f4 ?f12" draw:type="cube" draw:modifiers="20039.386189258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8" draw:text-style-name="P74" draw:layer="layout" svg:width="19.435cm" svg:height="3.127cm" svg:x="4.598cm" svg:y="6.108cm">
          <text:p/>
          <draw:enhanced-geometry svg:viewBox="0 0 21600 21600" draw:mirror-vertical="false" draw:mirror-horizontal="false" draw:glue-points="?f7 0 ?f6 ?f1 0 ?f10 ?f6 21600 ?f4 ?f10 21600 ?f9" draw:path-stretchpoint-x="10800" draw:path-stretchpoint-y="10800" draw:text-areas="0 ?f1 ?f4 ?f12" draw:type="cube" draw:modifiers="20039.386189258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7" draw:text-style-name="P78" draw:layer="layout" svg:width="19.435cm" svg:height="3.127cm" svg:x="3.347cm" svg:y="4.872cm">
          <text:p/>
          <draw:enhanced-geometry svg:viewBox="0 0 21600 21600" draw:mirror-vertical="false" draw:mirror-horizontal="false" draw:glue-points="?f7 0 ?f6 ?f1 0 ?f10 ?f6 21600 ?f4 ?f10 21600 ?f9" draw:path-stretchpoint-x="10800" draw:path-stretchpoint-y="10800" draw:text-areas="0 ?f1 ?f4 ?f12" draw:type="cube" draw:modifiers="20039.386189258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90" draw:text-style-name="P71" draw:layer="layout" svg:width="6.468cm" svg:height="1.673cm" svg:x="11.642cm" svg:y="9.424cm">
          <draw:text-box>
            <text:p><text:span text:style-name="T28">Server Network</text:span></text:p>
          </draw:text-box>
        </draw:frame>
        <draw:frame draw:style-name="gr108" draw:text-style-name="P79" draw:layer="layout" svg:width="6.236cm" svg:height="1.335cm" svg:x="10.125cm" svg:y="6.975cm">
          <draw:text-box>
            <text:p><text:span text:style-name="T32">Task Network</text:span></text:p>
          </draw:text-box>
        </draw:frame>
        <draw:custom-shape draw:style-name="gr115" draw:text-style-name="P83" draw:layer="layout" svg:width="19.435cm" svg:height="3.127cm" svg:x="2.509cm" svg:y="3.829cm">
          <text:p/>
          <draw:enhanced-geometry svg:viewBox="0 0 21600 21600" draw:mirror-vertical="false" draw:mirror-horizontal="false" draw:glue-points="?f7 0 ?f6 ?f1 0 ?f10 ?f6 21600 ?f4 ?f10 21600 ?f9" draw:path-stretchpoint-x="10800" draw:path-stretchpoint-y="10800" draw:text-areas="0 ?f1 ?f4 ?f12" draw:type="cube" draw:modifiers="20039.386189258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16" draw:text-style-name="P84" draw:layer="layout" svg:width="4.133cm" svg:height="0.919cm" svg:x="9.537cm" svg:y="6.037cm">
          <draw:text-box>
            <text:p><text:span text:style-name="T34">Flow Network</text:span></text:p>
          </draw:text-box>
        </draw:frame>
        <draw:custom-shape draw:style-name="gr109" draw:text-style-name="P80" xml:id="id45" draw:id="id45" draw:layer="layout" svg:width="2.411cm" svg:height="1.595cm" svg:x="5.47cm" svg:y="4.26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0" draw:text-style-name="P80" xml:id="id46" draw:id="id46" draw:layer="layout" svg:width="1.822cm" svg:height="1.052cm" svg:x="9.571cm" svg:y="3.58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1" draw:text-style-name="P80" xml:id="id48" draw:id="id48" draw:layer="layout" svg:width="2.336cm" svg:height="1.447cm" svg:x="16.333cm" svg:y="4.66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2" draw:text-style-name="P80" xml:id="id49" draw:id="id49" draw:layer="layout" svg:width="1.102cm" svg:height="0.802cm" svg:x="16.847cm" svg:y="3.54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3" draw:text-style-name="P80" xml:id="id47" draw:id="id47" draw:layer="layout" svg:width="2.087cm" svg:height="1.301cm" svg:x="12.334cm" svg:y="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96" draw:text-style-name="P12" draw:layer="layout" draw:type="line" svg:x1="7.881cm" svg:y1="4.862cm" svg:x2="9.571cm" svg:y2="4.246cm" draw:start-shape="id45" draw:start-glue-point="9" draw:end-shape="id46" draw:end-glue-point="6" svg:d="M7881 4862l1690-616" svg:viewBox="0 0 1691 617">
          <text:p/>
        </draw:connector>
        <draw:connector draw:style-name="gr96" draw:text-style-name="P12" draw:layer="layout" draw:type="line" svg:x1="7.483cm" svg:y1="5.261cm" svg:x2="12.334cm" svg:y2="4.813cm" draw:start-shape="id45" draw:start-glue-point="8" draw:end-shape="id47" draw:end-glue-point="6" svg:d="M7483 5261l4851-448" svg:viewBox="0 0 4852 449">
          <text:p/>
        </draw:connector>
        <draw:connector draw:style-name="gr96" draw:text-style-name="P12" draw:layer="layout" draw:type="line" svg:x1="11.393cm" svg:y1="3.982cm" svg:x2="12.334cm" svg:y2="4.813cm" draw:start-shape="id46" draw:start-glue-point="9" draw:end-shape="id47" draw:end-glue-point="6" svg:d="M11393 3982l941 831" svg:viewBox="0 0 942 832">
          <text:p/>
        </draw:connector>
        <draw:connector draw:style-name="gr96" draw:text-style-name="P12" draw:layer="layout" draw:type="line" svg:x1="14.096cm" svg:y1="4.813cm" svg:x2="16.333cm" svg:y2="5.567cm" draw:start-shape="id47" draw:start-glue-point="8" draw:end-shape="id48" draw:end-glue-point="6" svg:d="M14096 4813l2237 754" svg:viewBox="0 0 2238 755">
          <text:p/>
        </draw:connector>
        <draw:connector draw:style-name="gr96" draw:text-style-name="P12" draw:layer="layout" draw:type="line" svg:x1="14.421cm" svg:y1="4.488cm" svg:x2="16.847cm" svg:y2="4.045cm" draw:start-shape="id47" draw:start-glue-point="9" draw:end-shape="id49" draw:end-glue-point="6" svg:d="M14421 4488l2426-443" svg:viewBox="0 0 2427 444">
          <text:p/>
        </draw:connector>
        <draw:connector draw:style-name="gr96" draw:text-style-name="P12" draw:layer="layout" draw:type="line" svg:x1="14.421cm" svg:y1="4.489cm" svg:x2="16.333cm" svg:y2="5.567cm" draw:end-shape="id48" draw:end-glue-point="6" svg:d="M14421 4489l1912 1078" svg:viewBox="0 0 1913 1079">
          <text:p/>
        </draw:connector>
        <draw:frame draw:style-name="gr97" draw:text-style-name="P75" draw:layer="layout" svg:width="2.543cm" svg:height="0.526cm" svg:x="5.749cm" svg:y="4.246cm">
          <draw:text-box>
            <text:p><text:span text:style-name="T30">processor</text:span></text:p>
          </draw:text-box>
        </draw:frame>
        <draw:frame draw:style-name="gr97" draw:text-style-name="P75" draw:layer="layout" svg:width="2.543cm" svg:height="0.526cm" svg:x="12.659cm" svg:y="3.873cm">
          <draw:text-box>
            <text:p><text:span text:style-name="T30">processor</text:span></text:p>
          </draw:text-box>
        </draw:frame>
        <draw:frame draw:style-name="gr97" draw:text-style-name="P75" draw:layer="layout" svg:width="2.543cm" svg:height="0.526cm" svg:x="16.701cm" svg:y="4.569cm">
          <draw:text-box>
            <text:p><text:span text:style-name="T30">processor</text:span></text:p>
          </draw:text-box>
        </draw:frame>
        <draw:custom-shape draw:style-name="gr117" draw:text-style-name="P86" draw:layer="layout" svg:width="1.029cm" svg:height="0.544cm" svg:x="5.689cm" svg:y="4.983cm">
          <text:p text:style-name="P85"><text:span text:style-name="T29">function</text:span>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2" draw:layer="layout" svg:width="0.786cm" svg:height="0.541cm" svg:x="7.483cm" svg:y="4.995cm">
          <draw:image xlink:href="Pictures/10000201000001E50000014EE09DD967CB74C6E0.png" xlink:type="simple" xlink:show="embed" xlink:actuate="onLoad" draw:mime-type="image/png">
            <text:p/>
          </draw:image>
        </draw:frame>
        <draw:frame draw:style-name="gr16" draw:text-style-name="P12" draw:layer="layout" svg:width="0.786cm" svg:height="0.541cm" svg:x="14.096cm" svg:y="4.584cm">
          <draw:image xlink:href="Pictures/10000201000001E50000014EE09DD967CB74C6E0.png" xlink:type="simple" xlink:show="embed" xlink:actuate="onLoad" draw:mime-type="image/png">
            <text:p/>
          </draw:image>
        </draw:frame>
        <draw:frame draw:style-name="gr16" draw:text-style-name="P12" draw:layer="layout" svg:width="0.58cm" svg:height="0.399cm" svg:x="11.393cm" svg:y="3.829cm">
          <draw:image xlink:href="Pictures/10000201000001E50000014EE09DD967CB74C6E0.png" xlink:type="simple" xlink:show="embed" xlink:actuate="onLoad" draw:mime-type="image/png">
            <text:p/>
          </draw:image>
        </draw:frame>
        <draw:g>
          <draw:custom-shape draw:style-name="gr117" draw:text-style-name="P86" draw:layer="layout" svg:width="1.029cm" svg:height="0.544cm" svg:x="12.757cm" svg:y="4.575cm">
            <text:p text:style-name="P87"><text:span text:style-name="T29">function</text:span></text:p>
  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  <draw:equation draw:name="f0" draw:formula="left+$0 "/>
              <draw:equation draw:name="f1" draw:formula="top+$0 "/>
              <draw:equation draw:name="f2" draw:formula="bottom-$0 "/>
              <draw:equation draw:name="f3" draw:formula="right-$0 "/>
              <draw:equation draw:name="f4" draw:formula="-(sin(45*(pi/180))*($0 -10800)-cos(45*(pi/180))*(0-10800))+10800"/>
              <draw:equation draw:name="f5" draw:formula="?f4 -10800"/>
              <draw:equation draw:name="f6" draw:formula="-$0 "/>
              <draw:equation draw:name="f7" draw:formula="?f6 -?f5 "/>
              <draw:equation draw:name="f8" draw:formula="left-?f7 "/>
              <draw:equation draw:name="f9" draw:formula="top-?f7 "/>
              <draw:equation draw:name="f10" draw:formula="right+?f7 "/>
              <draw:equation draw:name="f11" draw:formula="bottom+?f7 "/>
              <draw:equation draw:name="f12" draw:formula="left-?f5 "/>
              <draw:equation draw:name="f13" draw:formula="top-?f5 "/>
              <draw:equation draw:name="f14" draw:formula="right+?f5 "/>
              <draw:equation draw:name="f15" draw:formula="bottom+?f5 "/>
              <draw:handle draw:handle-position="$0 top" draw:handle-switched="true" draw:handle-range-x-minimum="0" draw:handle-range-x-maximum="10800"/>
            </draw:enhanced-geometry>
          </draw:custom-shape>
          <draw:frame draw:style-name="gr16" draw:text-style-name="P12" draw:layer="layout" svg:width="0.423cm" svg:height="0.423cm" svg:x="12.334cm" svg:y="4.636cm">
            <draw:image xlink:href="Pictures/1000020100000200000002004057D6871B2C83FD.png" xlink:type="simple" xlink:show="embed" xlink:actuate="onLoad" draw:mime-type="image/png">
              <text:p/>
            </draw:image>
          </draw:frame>
        </draw:g>
        <draw:g>
          <draw:custom-shape draw:style-name="gr117" draw:text-style-name="P86" draw:layer="layout" svg:width="1.029cm" svg:height="0.544cm" svg:x="16.756cm" svg:y="5.309cm">
            <text:p text:style-name="P85"><text:span text:style-name="T29">function</text:span></text:p>
  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  <draw:equation draw:name="f0" draw:formula="left+$0 "/>
              <draw:equation draw:name="f1" draw:formula="top+$0 "/>
              <draw:equation draw:name="f2" draw:formula="bottom-$0 "/>
              <draw:equation draw:name="f3" draw:formula="right-$0 "/>
              <draw:equation draw:name="f4" draw:formula="-(sin(45*(pi/180))*($0 -10800)-cos(45*(pi/180))*(0-10800))+10800"/>
              <draw:equation draw:name="f5" draw:formula="?f4 -10800"/>
              <draw:equation draw:name="f6" draw:formula="-$0 "/>
              <draw:equation draw:name="f7" draw:formula="?f6 -?f5 "/>
              <draw:equation draw:name="f8" draw:formula="left-?f7 "/>
              <draw:equation draw:name="f9" draw:formula="top-?f7 "/>
              <draw:equation draw:name="f10" draw:formula="right+?f7 "/>
              <draw:equation draw:name="f11" draw:formula="bottom+?f7 "/>
              <draw:equation draw:name="f12" draw:formula="left-?f5 "/>
              <draw:equation draw:name="f13" draw:formula="top-?f5 "/>
              <draw:equation draw:name="f14" draw:formula="right+?f5 "/>
              <draw:equation draw:name="f15" draw:formula="bottom+?f5 "/>
              <draw:handle draw:handle-position="$0 top" draw:handle-switched="true" draw:handle-range-x-minimum="0" draw:handle-range-x-maximum="10800"/>
            </draw:enhanced-geometry>
          </draw:custom-shape>
          <draw:frame draw:style-name="gr16" draw:text-style-name="P12" draw:layer="layout" svg:width="0.423cm" svg:height="0.423cm" svg:x="16.333cm" svg:y="5.37cm">
            <draw:image xlink:href="Pictures/1000020100000200000002004057D6871B2C83FD.png" xlink:type="simple" xlink:show="embed" xlink:actuate="onLoad" draw:mime-type="image/png">
              <text:p/>
            </draw:image>
          </draw:frame>
        </draw:g>
        <draw:frame draw:style-name="gr118" draw:text-style-name="P88" draw:layer="layout" svg:width="0.999cm" svg:height="0.545cm" svg:x="7.483cm" svg:y="5.438cm">
          <draw:text-box>
            <text:p><text:span text:style-name="T35">plug</text:span></text:p>
          </draw:text-box>
        </draw:frame>
        <draw:frame draw:style-name="gr118" draw:text-style-name="P88" draw:layer="layout" svg:width="0.999cm" svg:height="0.545cm" svg:x="13.966cm" svg:y="5.022cm">
          <draw:text-box>
            <text:p><text:span text:style-name="T35">plug</text:span></text:p>
          </draw:text-box>
        </draw:frame>
        <draw:frame draw:style-name="gr119" draw:text-style-name="P89" draw:layer="layout" svg:width="1.513cm" svg:height="0.801cm" svg:x="15.349cm" svg:y="5.568cm">
          <draw:text-box>
            <text:p><text:span text:style-name="T36">socket</text:span></text:p>
          </draw:text-box>
        </draw:frame>
        <draw:frame draw:style-name="gr16" draw:text-style-name="P12" draw:layer="layout" svg:width="0.58cm" svg:height="0.399cm" svg:x="7.881cm" svg:y="4.596cm">
          <draw:image xlink:href="Pictures/10000201000001E50000014EE09DD967CB74C6E0.png" xlink:type="simple" xlink:show="embed" xlink:actuate="onLoad" draw:mime-type="image/png">
            <text:p/>
          </draw:image>
        </draw:frame>
        <draw:g>
          <draw:custom-shape draw:style-name="gr117" draw:text-style-name="P86" draw:layer="layout" svg:width="1.029cm" svg:height="0.544cm" svg:x="9.994cm" svg:y="3.988cm">
            <text:p text:style-name="P85"><text:span text:style-name="T29">function</text:span></text:p>
  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  <draw:equation draw:name="f0" draw:formula="left+$0 "/>
              <draw:equation draw:name="f1" draw:formula="top+$0 "/>
              <draw:equation draw:name="f2" draw:formula="bottom-$0 "/>
              <draw:equation draw:name="f3" draw:formula="right-$0 "/>
              <draw:equation draw:name="f4" draw:formula="-(sin(45*(pi/180))*($0 -10800)-cos(45*(pi/180))*(0-10800))+10800"/>
              <draw:equation draw:name="f5" draw:formula="?f4 -10800"/>
              <draw:equation draw:name="f6" draw:formula="-$0 "/>
              <draw:equation draw:name="f7" draw:formula="?f6 -?f5 "/>
              <draw:equation draw:name="f8" draw:formula="left-?f7 "/>
              <draw:equation draw:name="f9" draw:formula="top-?f7 "/>
              <draw:equation draw:name="f10" draw:formula="right+?f7 "/>
              <draw:equation draw:name="f11" draw:formula="bottom+?f7 "/>
              <draw:equation draw:name="f12" draw:formula="left-?f5 "/>
              <draw:equation draw:name="f13" draw:formula="top-?f5 "/>
              <draw:equation draw:name="f14" draw:formula="right+?f5 "/>
              <draw:equation draw:name="f15" draw:formula="bottom+?f5 "/>
              <draw:handle draw:handle-position="$0 top" draw:handle-switched="true" draw:handle-range-x-minimum="0" draw:handle-range-x-maximum="10800"/>
            </draw:enhanced-geometry>
          </draw:custom-shape>
          <draw:frame draw:style-name="gr16" draw:text-style-name="P12" draw:layer="layout" svg:width="0.423cm" svg:height="0.423cm" svg:x="9.571cm" svg:y="4.049cm">
            <draw:image xlink:href="Pictures/1000020100000200000002004057D6871B2C83FD.png" xlink:type="simple" xlink:show="embed" xlink:actuate="onLoad" draw:mime-type="image/png">
              <text:p/>
            </draw:image>
          </draw:frame>
        </draw:g>
        <draw:frame draw:style-name="gr120" draw:text-style-name="P89" draw:layer="layout" svg:width="1.263cm" svg:height="0.655cm" svg:x="11.289cm" svg:y="4.813cm">
          <draw:text-box>
            <text:p><text:span text:style-name="T36">socket</text:span></text:p>
          </draw:text-box>
        </draw:frame>
        <draw:frame draw:style-name="gr119" draw:text-style-name="P89" draw:layer="layout" svg:width="1.513cm" svg:height="0.801cm" svg:x="8.587cm" svg:y="3.829cm">
          <draw:text-box>
            <text:p><text:span text:style-name="T36">socket</text:span></text:p>
          </draw:text-box>
        </draw:frame>
        <draw:frame draw:style-name="gr106" draw:text-style-name="P71" draw:layer="layout" svg:width="5.322cm" svg:height="0.793cm" svg:x="10.921cm" svg:y="8.265cm">
          <draw:text-box>
            <text:p><text:span text:style-name="T28">Message Network</text:span></text:p>
          </draw:text-box>
        </draw:frame>
        <presentation:notes draw:style-name="dp2">
          <draw:page-thumbnail draw:style-name="gr29" draw:layer="layout" svg:width="18.624cm" svg:height="10.476cm" svg:x="1.482cm" svg:y="2.123cm" draw:page-number="10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custom-shape draw:style-name="gr121" draw:text-style-name="P39" draw:layer="layout" svg:width="2.949cm" svg:height="7.996cm" svg:x="4.034cm" svg:y="3.687cm">
          <text:p text:style-name="P38"><text:span text:style-name="T16">Parallel</text:span></text:p>
          <text:p text:style-name="P38"><text:span text:style-name="T16">Compute &amp;</text:span><text:span text:style-name="T16"><text:line-break/></text:span><text:span text:style-name="T16">Workflow</text:span></text:p>
          <text:p text:style-name="P38"><text:span text:style-name="T16"/></text:p>
          <text:p text:style-name="P38"><text:span text:style-name="T16">API</text:span></text:p>
          <draw:enhanced-geometry svg:viewBox="0 0 21600 21600" draw:type="rectangle" draw:enhanced-path="M 0 0 L 21600 0 21600 21600 0 21600 0 0 Z N"/>
        </draw:custom-shape>
        <draw:custom-shape draw:style-name="gr122" draw:text-style-name="P90" draw:layer="layout" svg:width="2.949cm" svg:height="7.996cm" svg:x="7.121cm" svg:y="3.687cm">
          <text:p text:style-name="P38"><text:span text:style-name="T16">Processor,</text:span></text:p>
          <text:p text:style-name="P38"><text:span text:style-name="T16">Socket,</text:span></text:p>
          <text:p text:style-name="P38"><text:span text:style-name="T16">Task</text:span></text:p>
          <text:p text:style-name="P38"><text:span text:style-name="T16"/></text:p>
          <text:p text:style-name="P38"><text:span text:style-name="T16">API</text:span></text:p>
          <draw:enhanced-geometry svg:viewBox="0 0 21600 21600" draw:type="rectangle" draw:enhanced-path="M 0 0 L 21600 0 21600 21600 0 21600 0 0 Z N"/>
        </draw:custom-shape>
        <draw:custom-shape draw:style-name="gr123" draw:text-style-name="P92" draw:layer="layout" svg:width="2.949cm" svg:height="7.996cm" svg:x="10.208cm" svg:y="3.687cm">
          <text:p text:style-name="P91"><text:span text:style-name="T16">Processor,</text:span></text:p>
          <text:p text:style-name="P91"><text:span text:style-name="T16">Socket,</text:span></text:p>
          <text:p text:style-name="P91"><text:span text:style-name="T16">Task</text:span></text:p>
          <text:p text:style-name="P91"><text:span text:style-name="T16"/></text:p>
          <text:p text:style-name="P91"><text:span text:style-name="T16">Data Model</text:span></text:p>
          <draw:enhanced-geometry svg:viewBox="0 0 21600 21600" draw:type="rectangle" draw:enhanced-path="M 0 0 L 21600 0 21600 21600 0 21600 0 0 Z N"/>
        </draw:custom-shape>
        <draw:custom-shape draw:style-name="gr124" draw:text-style-name="P93" draw:layer="layout" svg:width="2.949cm" svg:height="7.996cm" svg:x="13.295cm" svg:y="3.687cm">
          <text:p text:style-name="P38"><text:span text:style-name="T16">PYFI Agent,</text:span><text:span text:style-name="T16"><text:line-break/></text:span><text:span text:style-name="T16">Worker</text:span><text:span text:style-name="T16"><text:line-break/></text:span><text:span text:style-name="T16"/></text:p>
          <text:p text:style-name="P38"><text:span text:style-name="T16"><text:line-break/></text:span><text:span text:style-name="T16">Process</text:span></text:p>
          <draw:enhanced-geometry svg:viewBox="0 0 21600 21600" draw:type="rectangle" draw:enhanced-path="M 0 0 L 21600 0 21600 21600 0 21600 0 0 Z N"/>
        </draw:custom-shape>
        <draw:custom-shape draw:style-name="gr125" draw:text-style-name="P94" draw:layer="layout" svg:width="2.949cm" svg:height="7.996cm" svg:x="16.381cm" svg:y="3.687cm">
          <text:p text:style-name="P38"><text:span text:style-name="T16">Distributed</text:span><text:span text:style-name="T16"><text:line-break/></text:span><text:span text:style-name="T16">Task</text:span></text:p>
          <text:p text:style-name="P38"><text:span text:style-name="T16"/></text:p>
          <text:p text:style-name="P38"><text:span text:style-name="T16"/></text:p>
          <text:p text:style-name="P38"><text:span text:style-name="T16">API</text:span></text:p>
          <draw:enhanced-geometry svg:viewBox="0 0 21600 21600" draw:type="rectangle" draw:enhanced-path="M 0 0 L 21600 0 21600 21600 0 21600 0 0 Z N"/>
        </draw:custom-shape>
        <draw:custom-shape draw:style-name="gr126" draw:text-style-name="P95" draw:layer="layout" svg:width="2.949cm" svg:height="7.996cm" svg:x="19.468cm" svg:y="3.687cm">
          <text:p text:style-name="P31"><text:span text:style-name="T13">Durable</text:span><text:span text:style-name="T13"><text:line-break/></text:span><text:span text:style-name="T13">Message</text:span><text:span text:style-name="T13"><text:line-break/></text:span><text:span text:style-name="T13">Broker</text:span><text:span text:style-name="T13"><text:line-break/></text:span><text:span text:style-name="T13"><text:line-break/></text:span><text:span text:style-name="T13">Service</text:span></text:p>
          <draw:enhanced-geometry svg:viewBox="0 0 21600 21600" draw:type="rectangle" draw:enhanced-path="M 0 0 L 21600 0 21600 21600 0 21600 0 0 Z N"/>
        </draw:custom-shape>
        <draw:custom-shape draw:style-name="gr127" draw:text-style-name="P96" draw:layer="layout" svg:width="2.949cm" svg:height="7.996cm" svg:x="22.555cm" svg:y="3.687cm">
          <text:p text:style-name="P31"><text:span text:style-name="T13">Python</text:span></text:p>
          <text:p text:style-name="P31"><text:span text:style-name="T13">Task</text:span></text:p>
          <text:p text:style-name="P31"><text:span text:style-name="T13">Executor</text:span></text:p>
          <text:p text:style-name="P31"><text:span text:style-name="T13"/></text:p>
          <text:p text:style-name="P31"><text:span text:style-name="T13">Service</text:span></text:p>
          <draw:enhanced-geometry svg:viewBox="0 0 21600 21600" draw:type="rectangle" draw:enhanced-path="M 0 0 L 21600 0 21600 21600 0 21600 0 0 Z N"/>
        </draw:custom-shape>
        <draw:frame draw:style-name="gr4" draw:text-style-name="P97" draw:layer="layout" svg:width="11.942cm" svg:height="0.806cm" svg:x="10.815cm" svg:y="2.79cm">
          <draw:text-box>
            <text:p><text:span text:style-name="T37">PYFI Horizontal Execution Stack</text:span></text:p>
          </draw:text-box>
        </draw:frame>
        <presentation:notes draw:style-name="dp2">
          <draw:page-thumbnail draw:style-name="gr29" draw:layer="layout" svg:width="18.624cm" svg:height="10.476cm" svg:x="1.482cm" svg:y="2.123cm" draw:page-number="11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Mono1" svg:font-family="'Andale Mono'" style:font-pitch="fixed"/>
    <style:font-face style:name="Andale Mono" svg:font-family="'Andale Mono'" style:font-pitch="variable"/>
    <style:font-face style:name="Audiowide" svg:font-family="Audiowide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14T09:49:32.328537777</meta:creation-date>
    <dc:date>2021-09-06T22:13:03.118912556</dc:date>
    <meta:editing-duration>P5DT8H17M6S</meta:editing-duration>
    <meta:editing-cycles>25</meta:editing-cycles>
    <meta:generator>LibreOffice/7.1.5.2$Linux_X86_64 LibreOffice_project/10$Build-2</meta:generator>
    <meta:document-statistic meta:object-count="385"/>
  </office:meta>
</office:document-meta>
</file>